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1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  <table:table-cell table:style-name="ce2"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WFG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8737838" calcext:value-type="float">
            <text:p>8.74E-001</text:p>
          </table:table-cell>
          <table:table-cell table:style-name="ce4" office:value-type="float" office:value="0.873747" calcext:value-type="float">
            <text:p>8.74E-001</text:p>
          </table:table-cell>
          <table:table-cell table:style-name="ce4" office:value-type="float" office:value="0.873579" calcext:value-type="float">
            <text:p>8.74E-001</text:p>
          </table:table-cell>
          <table:table-cell office:value-type="float" office:value="0.8724416" calcext:value-type="float">
            <text:p>8.72E-001</text:p>
          </table:table-cell>
          <table:table-cell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6.294468" calcext:value-type="float">
            <text:p>6.29E+000</text:p>
          </table:table-cell>
          <table:table-cell table:style-name="ce5" office:value-type="float" office:value="5.836052" calcext:value-type="float">
            <text:p>5.84E+000</text:p>
          </table:table-cell>
          <table:table-cell table:style-name="ce5" office:value-type="float" office:value="6.253419" calcext:value-type="float">
            <text:p>6.25E+000</text:p>
          </table:table-cell>
          <table:table-cell table:style-name="ce3" office:value-type="float" office:value="6.877123" calcext:value-type="float">
            <text:p>6.88E+000</text:p>
          </table:table-cell>
          <table:table-cell table:style-name="ce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693597" calcext:value-type="float">
            <text:p>9.69E-001</text:p>
          </table:table-cell>
          <table:table-cell table:style-name="ce4" office:value-type="float" office:value="0.9689446" calcext:value-type="float">
            <text:p>9.69E-001</text:p>
          </table:table-cell>
          <table:table-cell table:style-name="ce3" office:value-type="float" office:value="0.9738787" calcext:value-type="float">
            <text:p>9.74E-001</text:p>
          </table:table-cell>
          <table:table-cell table:style-name="ce5" office:value-type="float" office:value="0.9723546" calcext:value-type="float">
            <text:p>9.72E-00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54.94206" calcext:value-type="float">
            <text:p>5.49E+001</text:p>
          </table:table-cell>
          <table:table-cell table:style-name="ce5" office:value-type="float" office:value="51.69631" calcext:value-type="float">
            <text:p>5.17E+001</text:p>
          </table:table-cell>
          <table:table-cell table:style-name="ce5" office:value-type="float" office:value="50.69579" calcext:value-type="float">
            <text:p>5.07E+001</text:p>
          </table:table-cell>
          <table:table-cell table:style-name="ce3" office:value-type="float" office:value="56.14407" calcext:value-type="float">
            <text:p>5.61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9854892" calcext:value-type="float">
            <text:p>9.85E-001</text:p>
          </table:table-cell>
          <table:table-cell table:style-name="ce4" office:value-type="float" office:value="0.9884462" calcext:value-type="float">
            <text:p>9.88E-001</text:p>
          </table:table-cell>
          <table:table-cell table:style-name="ce4" office:value-type="float" office:value="0.9924153" calcext:value-type="float">
            <text:p>9.92E-001</text:p>
          </table:table-cell>
          <table:table-cell table:style-name="ce3" office:value-type="float" office:value="0.9931291" calcext:value-type="float">
            <text:p>9.93E-00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470.002" calcext:value-type="float">
            <text:p>4.70E+002</text:p>
          </table:table-cell>
          <table:table-cell table:style-name="ce5" office:value-type="float" office:value="456.5852" calcext:value-type="float">
            <text:p>4.57E+002</text:p>
          </table:table-cell>
          <table:table-cell table:style-name="ce5" office:value-type="float" office:value="415.3136" calcext:value-type="float">
            <text:p>4.15E+002</text:p>
          </table:table-cell>
          <table:table-cell office:value-type="float" office:value="467.6776" calcext:value-type="float">
            <text:p>4.6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9919373" calcext:value-type="float">
            <text:p>9.92E-001</text:p>
          </table:table-cell>
          <table:table-cell table:style-name="ce4" office:value-type="float" office:value="0.993233" calcext:value-type="float">
            <text:p>9.93E-001</text:p>
          </table:table-cell>
          <table:table-cell table:style-name="ce4" office:value-type="float" office:value="0.9878291" calcext:value-type="float">
            <text:p>9.88E-001</text:p>
          </table:table-cell>
          <table:table-cell table:style-name="ce3" office:value-type="float" office:value="0.9976027" calcext:value-type="float">
            <text:p>9.98E-00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4992.548" calcext:value-type="float">
            <text:p>4.99E+003</text:p>
          </table:table-cell>
          <table:table-cell table:style-name="ce5" office:value-type="float" office:value="4665.13" calcext:value-type="float">
            <text:p>4.67E+003</text:p>
          </table:table-cell>
          <table:table-cell table:style-name="ce5" office:value-type="float" office:value="4247.997" calcext:value-type="float">
            <text:p>4.25E+003</text:p>
          </table:table-cell>
          <table:table-cell table:style-name="ce3" office:value-type="float" office:value="5009.363" calcext:value-type="float">
            <text:p>5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9944634" calcext:value-type="float">
            <text:p>9.94E-001</text:p>
          </table:table-cell>
          <table:table-cell table:style-name="ce4" office:value-type="float" office:value="0.9955037" calcext:value-type="float">
            <text:p>9.96E-001</text:p>
          </table:table-cell>
          <table:table-cell table:style-name="ce4" office:value-type="float" office:value="0.9656273" calcext:value-type="float">
            <text:p>9.66E-001</text:p>
          </table:table-cell>
          <table:table-cell table:style-name="ce3" office:value-type="float" office:value="0.9988827" calcext:value-type="float">
            <text:p>9.99E-00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65464.1" calcext:value-type="float">
            <text:p>6.55E+004</text:p>
          </table:table-cell>
          <table:table-cell table:style-name="ce5" office:value-type="float" office:value="56544.59" calcext:value-type="float">
            <text:p>5.65E+004</text:p>
          </table:table-cell>
          <table:table-cell table:style-name="ce5" office:value-type="float" office:value="54480.22" calcext:value-type="float">
            <text:p>5.45E+004</text:p>
          </table:table-cell>
          <table:table-cell table:style-name="ce3" office:value-type="float" office:value="68023.02" calcext:value-type="float">
            <text:p>6.80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9752993" calcext:value-type="float">
            <text:p>9.75E-001</text:p>
          </table:table-cell>
          <table:table-cell table:style-name="ce4" office:value-type="float" office:value="0.9865474" calcext:value-type="float">
            <text:p>9.87E-001</text:p>
          </table:table-cell>
          <table:table-cell table:style-name="ce4" office:value-type="float" office:value="0.9533103" calcext:value-type="float">
            <text:p>9.53E-001</text:p>
          </table:table-cell>
          <table:table-cell table:style-name="ce3" office:value-type="float" office:value="0.9990196" calcext:value-type="float">
            <text:p>9.99E-00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050149" calcext:value-type="float">
            <text:p>1.05E+006</text:p>
          </table:table-cell>
          <table:table-cell table:style-name="ce5" office:value-type="float" office:value="822287.2" calcext:value-type="float">
            <text:p>8.22E+005</text:p>
          </table:table-cell>
          <table:table-cell table:style-name="ce5" office:value-type="float" office:value="866791.8" calcext:value-type="float">
            <text:p>8.67E+005</text:p>
          </table:table-cell>
          <table:table-cell table:style-name="ce3" office:value-type="float" office:value="1168424" calcext:value-type="float">
            <text:p>1.1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9845829" calcext:value-type="float">
            <text:p>9.85E-001</text:p>
          </table:table-cell>
          <table:table-cell table:style-name="ce4" office:value-type="float" office:value="0.980564" calcext:value-type="float">
            <text:p>9.81E-001</text:p>
          </table:table-cell>
          <table:table-cell table:style-name="ce4" office:value-type="float" office:value="0.9354406" calcext:value-type="float">
            <text:p>9.35E-001</text:p>
          </table:table-cell>
          <table:table-cell table:style-name="ce3" office:value-type="float" office:value="0.9993894" calcext:value-type="float">
            <text:p>9.99E-00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20276650" calcext:value-type="float">
            <text:p>2.03E+007</text:p>
          </table:table-cell>
          <table:table-cell table:style-name="ce5" office:value-type="float" office:value="13539750" calcext:value-type="float">
            <text:p>1.35E+007</text:p>
          </table:table-cell>
          <table:table-cell table:style-name="ce5" office:value-type="float" office:value="15098190" calcext:value-type="float">
            <text:p>1.51E+007</text:p>
          </table:table-cell>
          <table:table-cell table:style-name="ce3" office:value-type="float" office:value="22392090" calcext:value-type="float">
            <text:p>2.2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2</text:p>
          </table:table-cell>
          <table:table-cell table:number-columns-repeated="3"/>
          <table:table-cell table:style-name="ce2"/>
          <table:table-cell table:style-name="ce7"/>
          <table:table-cell office:value-type="string" calcext:value-type="string">
            <text:p>WFG2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.210785" calcext:value-type="float">
            <text:p>3.21E+000</text:p>
          </table:table-cell>
          <table:table-cell table:style-name="ce4" office:value-type="float" office:value="3.210866" calcext:value-type="float">
            <text:p>3.21E+000</text:p>
          </table:table-cell>
          <table:table-cell table:style-name="ce4" office:value-type="float" office:value="3.210667" calcext:value-type="float">
            <text:p>3.21E+000</text:p>
          </table:table-cell>
          <table:table-cell table:style-name="ce3" office:value-type="float" office:value="3.211107" calcext:value-type="float">
            <text:p>3.21E+0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10.96112" calcext:value-type="float">
            <text:p>1.10E+001</text:p>
          </table:table-cell>
          <table:table-cell table:style-name="ce5" office:value-type="float" office:value="10.45158" calcext:value-type="float">
            <text:p>1.05E+001</text:p>
          </table:table-cell>
          <table:table-cell table:style-name="ce3" office:value-type="float" office:value="10.99152" calcext:value-type="float">
            <text:p>1.10E+001</text:p>
          </table:table-cell>
          <table:table-cell office:value-type="float" office:value="10.93239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7.388812" calcext:value-type="float">
            <text:p>7.39E+000</text:p>
          </table:table-cell>
          <table:table-cell table:style-name="ce4" office:value-type="float" office:value="7.383274" calcext:value-type="float">
            <text:p>7.38E+000</text:p>
          </table:table-cell>
          <table:table-cell table:style-name="ce3" office:value-type="float" office:value="7.427998" calcext:value-type="float">
            <text:p>7.43E+000</text:p>
          </table:table-cell>
          <table:table-cell office:value-type="float" office:value="7.419859" calcext:value-type="float">
            <text:p>7.42E+0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93.77662" calcext:value-type="float">
            <text:p>9.38E+001</text:p>
          </table:table-cell>
          <table:table-cell table:style-name="ce5" office:value-type="float" office:value="85.26391" calcext:value-type="float">
            <text:p>8.53E+001</text:p>
          </table:table-cell>
          <table:table-cell table:style-name="ce5" office:value-type="float" office:value="92.42151" calcext:value-type="float">
            <text:p>9.24E+001</text:p>
          </table:table-cell>
          <table:table-cell table:style-name="ce3" office:value-type="float" office:value="94.97287" calcext:value-type="float">
            <text:p>9.50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5.42186" calcext:value-type="float">
            <text:p>1.54E+001</text:p>
          </table:table-cell>
          <table:table-cell table:style-name="ce4" office:value-type="float" office:value="15.42219" calcext:value-type="float">
            <text:p>1.54E+001</text:p>
          </table:table-cell>
          <table:table-cell table:style-name="ce3" office:value-type="float" office:value="15.58163" calcext:value-type="float">
            <text:p>1.56E+001</text:p>
          </table:table-cell>
          <table:table-cell office:value-type="float" office:value="15.5374" calcext:value-type="float">
            <text:p>1.55E+00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902.3867" calcext:value-type="float">
            <text:p>9.02E+002</text:p>
          </table:table-cell>
          <table:table-cell table:style-name="ce5" office:value-type="float" office:value="772.9761" calcext:value-type="float">
            <text:p>7.73E+002</text:p>
          </table:table-cell>
          <table:table-cell table:style-name="ce5" office:value-type="float" office:value="866.4688" calcext:value-type="float">
            <text:p>8.66E+002</text:p>
          </table:table-cell>
          <table:table-cell table:style-name="ce3" office:value-type="float" office:value="917.6615" calcext:value-type="float">
            <text:p>9.1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31.53492" calcext:value-type="float">
            <text:p>3.15E+001</text:p>
          </table:table-cell>
          <table:table-cell table:style-name="ce4" office:value-type="float" office:value="31.53351" calcext:value-type="float">
            <text:p>3.15E+001</text:p>
          </table:table-cell>
          <table:table-cell table:style-name="ce3" office:value-type="float" office:value="31.6883" calcext:value-type="float">
            <text:p>3.17E+001</text:p>
          </table:table-cell>
          <table:table-cell office:value-type="float" office:value="31.59662" calcext:value-type="float">
            <text:p>3.16E+00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9927.867" calcext:value-type="float">
            <text:p>9.93E+003</text:p>
          </table:table-cell>
          <table:table-cell table:style-name="ce5" office:value-type="float" office:value="8599.778" calcext:value-type="float">
            <text:p>8.60E+003</text:p>
          </table:table-cell>
          <table:table-cell table:style-name="ce5" office:value-type="float" office:value="9685.033" calcext:value-type="float">
            <text:p>9.69E+003</text:p>
          </table:table-cell>
          <table:table-cell table:style-name="ce3" office:value-type="float" office:value="10017.73" calcext:value-type="float">
            <text:p>1.00E+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2.9977" calcext:value-type="float">
            <text:p>6.30E+001</text:p>
          </table:table-cell>
          <table:table-cell table:style-name="ce4" office:value-type="float" office:value="62.87641" calcext:value-type="float">
            <text:p>6.29E+001</text:p>
          </table:table-cell>
          <table:table-cell table:style-name="ce3" office:value-type="float" office:value="63.75897" calcext:value-type="float">
            <text:p>6.38E+001</text:p>
          </table:table-cell>
          <table:table-cell office:value-type="float" office:value="63.58576" calcext:value-type="float">
            <text:p>6.36E+00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129247.7" calcext:value-type="float">
            <text:p>1.29E+005</text:p>
          </table:table-cell>
          <table:table-cell table:style-name="ce5" office:value-type="float" office:value="110433.9" calcext:value-type="float">
            <text:p>1.10E+005</text:p>
          </table:table-cell>
          <table:table-cell table:style-name="ce5" office:value-type="float" office:value="129305.2" calcext:value-type="float">
            <text:p>1.29E+005</text:p>
          </table:table-cell>
          <table:table-cell table:style-name="ce3" office:value-type="float" office:value="129576.9" calcext:value-type="float">
            <text:p>1.30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2.6035" calcext:value-type="float">
            <text:p>1.23E+002</text:p>
          </table:table-cell>
          <table:table-cell table:style-name="ce4" office:value-type="float" office:value="121.9099" calcext:value-type="float">
            <text:p>1.22E+002</text:p>
          </table:table-cell>
          <table:table-cell table:style-name="ce3" office:value-type="float" office:value="127.7801" calcext:value-type="float">
            <text:p>1.28E+002</text:p>
          </table:table-cell>
          <table:table-cell office:value-type="float" office:value="127.3855" calcext:value-type="float">
            <text:p>1.27E+00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798632" calcext:value-type="float">
            <text:p>1.80E+006</text:p>
          </table:table-cell>
          <table:table-cell table:style-name="ce5" office:value-type="float" office:value="1550014" calcext:value-type="float">
            <text:p>1.55E+006</text:p>
          </table:table-cell>
          <table:table-cell table:style-name="ce5" office:value-type="float" office:value="1826704" calcext:value-type="float">
            <text:p>1.83E+006</text:p>
          </table:table-cell>
          <table:table-cell table:style-name="ce3" office:value-type="float" office:value="1903535" calcext:value-type="float">
            <text:p>1.90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45.3361" calcext:value-type="float">
            <text:p>2.45E+002</text:p>
          </table:table-cell>
          <table:table-cell table:style-name="ce4" office:value-type="float" office:value="243.8129" calcext:value-type="float">
            <text:p>2.44E+002</text:p>
          </table:table-cell>
          <table:table-cell table:style-name="ce3" office:value-type="float" office:value="255.8339" calcext:value-type="float">
            <text:p>2.56E+002</text:p>
          </table:table-cell>
          <table:table-cell office:value-type="float" office:value="255.3073" calcext:value-type="float">
            <text:p>2.55E+00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31152760" calcext:value-type="float">
            <text:p>3.12E+007</text:p>
          </table:table-cell>
          <table:table-cell table:style-name="ce5" office:value-type="float" office:value="28241710" calcext:value-type="float">
            <text:p>2.82E+007</text:p>
          </table:table-cell>
          <table:table-cell table:style-name="ce5" office:value-type="float" office:value="32068490" calcext:value-type="float">
            <text:p>3.21E+007</text:p>
          </table:table-cell>
          <table:table-cell table:style-name="ce3" office:value-type="float" office:value="33475961" calcext:value-type="float">
            <text:p>3.3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3</text:p>
          </table:table-cell>
          <table:table-cell table:number-columns-repeated="3"/>
          <table:table-cell table:style-name="ce2"/>
          <table:table-cell table:style-name="ce7"/>
          <table:table-cell table:style-name="ce7" office:value-type="string" calcext:value-type="string">
            <text:p>WFG3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8.20292" calcext:value-type="float">
            <text:p>4.82E+001</text:p>
          </table:table-cell>
          <table:table-cell table:style-name="ce4" office:value-type="float" office:value="48.20122" calcext:value-type="float">
            <text:p>4.82E+001</text:p>
          </table:table-cell>
          <table:table-cell table:style-name="ce4" office:value-type="float" office:value="48.19756" calcext:value-type="float">
            <text:p>4.82E+001</text:p>
          </table:table-cell>
          <table:table-cell table:style-name="ce5" office:value-type="float" office:value="48.20276" calcext:value-type="float">
            <text:p>4.82E+00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10.90903" calcext:value-type="float">
            <text:p>1.09E+001</text:p>
          </table:table-cell>
          <table:table-cell table:style-name="ce5" office:value-type="float" office:value="10.84768" calcext:value-type="float">
            <text:p>1.08E+001</text:p>
          </table:table-cell>
          <table:table-cell table:style-name="ce5" office:value-type="float" office:value="10.88469" calcext:value-type="float">
            <text:p>1.09E+001</text:p>
          </table:table-cell>
          <table:table-cell office:value-type="float" office:value="10.90094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42.364" calcext:value-type="float">
            <text:p>3.42E+002</text:p>
          </table:table-cell>
          <table:table-cell table:style-name="ce4" office:value-type="float" office:value="342.3744" calcext:value-type="float">
            <text:p>3.42E+002</text:p>
          </table:table-cell>
          <table:table-cell table:style-name="ce4" office:value-type="float" office:value="339.1415" calcext:value-type="float">
            <text:p>3.39E+002</text:p>
          </table:table-cell>
          <table:table-cell table:style-name="ce3" office:value-type="float" office:value="342.3872" calcext:value-type="float">
            <text:p>3.42E+00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75.33956" calcext:value-type="float">
            <text:p>7.53E+001</text:p>
          </table:table-cell>
          <table:table-cell table:style-name="ce5" office:value-type="float" office:value="73.43757" calcext:value-type="float">
            <text:p>7.34E+001</text:p>
          </table:table-cell>
          <table:table-cell table:style-name="ce5" office:value-type="float" office:value="75.21931" calcext:value-type="float">
            <text:p>7.52E+001</text:p>
          </table:table-cell>
          <table:table-cell office:value-type="float" office:value="74.88964" calcext:value-type="float">
            <text:p>7.4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400.275" calcext:value-type="float">
            <text:p>2.40E+003</text:p>
          </table:table-cell>
          <table:table-cell table:style-name="ce4" office:value-type="float" office:value="2400.109" calcext:value-type="float">
            <text:p>2.40E+003</text:p>
          </table:table-cell>
          <table:table-cell table:style-name="ce4" office:value-type="float" office:value="1524.083" calcext:value-type="float">
            <text:p>1.52E+003</text:p>
          </table:table-cell>
          <table:table-cell office:value-type="float" office:value="2400.105" calcext:value-type="float">
            <text:p>2.40E+00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652.1278" calcext:value-type="float">
            <text:p>6.52E+002</text:p>
          </table:table-cell>
          <table:table-cell table:style-name="ce5" office:value-type="float" office:value="592.2803" calcext:value-type="float">
            <text:p>5.92E+002</text:p>
          </table:table-cell>
          <table:table-cell table:style-name="ce3" office:value-type="float" office:value="672.5993" calcext:value-type="float">
            <text:p>6.73E+002</text:p>
          </table:table-cell>
          <table:table-cell office:value-type="float" office:value="651.2217" calcext:value-type="float">
            <text:p>6.51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6805.06" calcext:value-type="float">
            <text:p>1.68E+004</text:p>
          </table:table-cell>
          <table:table-cell table:style-name="ce4" office:value-type="float" office:value="16804.05" calcext:value-type="float">
            <text:p>1.68E+004</text:p>
          </table:table-cell>
          <table:table-cell table:style-name="ce4" office:value-type="float" office:value="2303.193" calcext:value-type="float">
            <text:p>2.30E+003</text:p>
          </table:table-cell>
          <table:table-cell table:style-name="ce3" office:value-type="float" office:value="16805.37" calcext:value-type="float">
            <text:p>1.68E+00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6536.085" calcext:value-type="float">
            <text:p>6.54E+003</text:p>
          </table:table-cell>
          <table:table-cell table:style-name="ce5" office:value-type="float" office:value="5868.854" calcext:value-type="float">
            <text:p>5.87E+003</text:p>
          </table:table-cell>
          <table:table-cell table:style-name="ce3" office:value-type="float" office:value="7388.436" calcext:value-type="float">
            <text:p>7.39E+003</text:p>
          </table:table-cell>
          <table:table-cell office:value-type="float" office:value="7010.214" calcext:value-type="float">
            <text:p>7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17594.3" calcext:value-type="float">
            <text:p>1.18E+005</text:p>
          </table:table-cell>
          <table:table-cell table:style-name="ce4" office:value-type="float" office:value="117606.8" calcext:value-type="float">
            <text:p>1.18E+005</text:p>
          </table:table-cell>
          <table:table-cell table:style-name="ce4" office:value-type="float" office:value="4276.067" calcext:value-type="float">
            <text:p>4.28E+003</text:p>
          </table:table-cell>
          <table:table-cell table:style-name="ce3" office:value-type="float" office:value="117642.7" calcext:value-type="float">
            <text:p>1.18E+00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81694.19" calcext:value-type="float">
            <text:p>8.17E+004</text:p>
          </table:table-cell>
          <table:table-cell table:style-name="ce5" office:value-type="float" office:value="70150.66" calcext:value-type="float">
            <text:p>7.02E+004</text:p>
          </table:table-cell>
          <table:table-cell table:style-name="ce3" office:value-type="float" office:value="96220.59" calcext:value-type="float">
            <text:p>9.62E+004</text:p>
          </table:table-cell>
          <table:table-cell office:value-type="float" office:value="91120.42" calcext:value-type="float">
            <text:p>9.11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822873.6" calcext:value-type="float">
            <text:p>8.23E+005</text:p>
          </table:table-cell>
          <table:table-cell table:style-name="ce4" office:value-type="float" office:value="822448.8" calcext:value-type="float">
            <text:p>8.22E+005</text:p>
          </table:table-cell>
          <table:table-cell table:style-name="ce4" office:value-type="float" office:value="45088.92" calcext:value-type="float">
            <text:p>4.51E+004</text:p>
          </table:table-cell>
          <table:table-cell table:style-name="ce3" office:value-type="float" office:value="823511" calcext:value-type="float">
            <text:p>8.24E+00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139849" calcext:value-type="float">
            <text:p>1.14E+006</text:p>
          </table:table-cell>
          <table:table-cell table:style-name="ce5" office:value-type="float" office:value="934136.9" calcext:value-type="float">
            <text:p>9.34E+005</text:p>
          </table:table-cell>
          <table:table-cell table:style-name="ce5" office:value-type="float" office:value="1106727" calcext:value-type="float">
            <text:p>1.11E+006</text:p>
          </table:table-cell>
          <table:table-cell table:style-name="ce3" office:value-type="float" office:value="1363203" calcext:value-type="float">
            <text:p>1.3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752984" calcext:value-type="float">
            <text:p>5.75E+006</text:p>
          </table:table-cell>
          <table:table-cell table:style-name="ce4" office:value-type="float" office:value="5756130" calcext:value-type="float">
            <text:p>5.76E+006</text:p>
          </table:table-cell>
          <table:table-cell table:style-name="ce4" office:value-type="float" office:value="97102.61" calcext:value-type="float">
            <text:p>9.71E+004</text:p>
          </table:table-cell>
          <table:table-cell table:style-name="ce3" office:value-type="float" office:value="5764593" calcext:value-type="float">
            <text:p>5.76E+00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19190480" calcext:value-type="float">
            <text:p>1.92E+007</text:p>
          </table:table-cell>
          <table:table-cell table:style-name="ce5" office:value-type="float" office:value="15715960" calcext:value-type="float">
            <text:p>1.57E+007</text:p>
          </table:table-cell>
          <table:table-cell table:style-name="ce3" office:value-type="float" office:value="23467590" calcext:value-type="float">
            <text:p>2.35E+007</text:p>
          </table:table-cell>
          <table:table-cell office:value-type="float" office:value="23272311" calcext:value-type="float">
            <text:p>2.33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4</text:p>
          </table:table-cell>
          <table:table-cell table:number-columns-repeated="3"/>
          <table:table-cell table:style-name="ce2"/>
          <table:table-cell table:style-name="ce7"/>
          <table:table-cell table:style-name="ce7" office:value-type="string" calcext:value-type="string">
            <text:p>WFG4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.089723" calcext:value-type="float">
            <text:p>3.09E+000</text:p>
          </table:table-cell>
          <table:table-cell table:style-name="ce4" office:value-type="float" office:value="2.565073" calcext:value-type="float">
            <text:p>2.57E+000</text:p>
          </table:table-cell>
          <table:table-cell table:style-name="ce4" office:value-type="float" office:value="3.008898" calcext:value-type="float">
            <text:p>3.01E+000</text:p>
          </table:table-cell>
          <table:table-cell office:value-type="float" office:value="2.847771" calcext:value-type="float">
            <text:p>2.85E+0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8.663414" calcext:value-type="float">
            <text:p>8.66E+000</text:p>
          </table:table-cell>
          <table:table-cell table:style-name="ce5" office:value-type="float" office:value="8.63879" calcext:value-type="float">
            <text:p>8.64E+000</text:p>
          </table:table-cell>
          <table:table-cell table:style-name="ce5" office:value-type="float" office:value="8.622096" calcext:value-type="float">
            <text:p>8.62E+000</text:p>
          </table:table-cell>
          <table:table-cell office:value-type="float" office:value="8.656024" calcext:value-type="float">
            <text:p>8.66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.292802" calcext:value-type="float">
            <text:p>7.29E+000</text:p>
          </table:table-cell>
          <table:table-cell table:style-name="ce4" office:value-type="float" office:value="6.479912" calcext:value-type="float">
            <text:p>6.48E+000</text:p>
          </table:table-cell>
          <table:table-cell table:style-name="ce4" office:value-type="float" office:value="7.126184" calcext:value-type="float">
            <text:p>7.13E+000</text:p>
          </table:table-cell>
          <table:table-cell office:value-type="float" office:value="7.073525" calcext:value-type="float">
            <text:p>7.07E+0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74.28724" calcext:value-type="float">
            <text:p>7.43E+001</text:p>
          </table:table-cell>
          <table:table-cell table:style-name="ce5" office:value-type="float" office:value="73.67783" calcext:value-type="float">
            <text:p>7.37E+001</text:p>
          </table:table-cell>
          <table:table-cell table:style-name="ce3" office:value-type="float" office:value="76.5532" calcext:value-type="float">
            <text:p>7.66E+001</text:p>
          </table:table-cell>
          <table:table-cell office:value-type="float" office:value="75.85743" calcext:value-type="float">
            <text:p>7.5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5.18143" calcext:value-type="float">
            <text:p>1.52E+001</text:p>
          </table:table-cell>
          <table:table-cell table:style-name="ce4" office:value-type="float" office:value="14.20544" calcext:value-type="float">
            <text:p>1.42E+001</text:p>
          </table:table-cell>
          <table:table-cell table:style-name="ce4" office:value-type="float" office:value="15.09114" calcext:value-type="float">
            <text:p>1.51E+001</text:p>
          </table:table-cell>
          <table:table-cell office:value-type="float" office:value="15.32313" calcext:value-type="float">
            <text:p>1.53E+00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689.9212" calcext:value-type="float">
            <text:p>6.90E+002</text:p>
          </table:table-cell>
          <table:table-cell table:style-name="ce5" office:value-type="float" office:value="668.3063" calcext:value-type="float">
            <text:p>6.68E+002</text:p>
          </table:table-cell>
          <table:table-cell table:style-name="ce3" office:value-type="float" office:value="756.5462" calcext:value-type="float">
            <text:p>7.57E+002</text:p>
          </table:table-cell>
          <table:table-cell office:value-type="float" office:value="747.7689" calcext:value-type="float">
            <text:p>7.4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31.2831" calcext:value-type="float">
            <text:p>3.13E+001</text:p>
          </table:table-cell>
          <table:table-cell table:style-name="ce4" office:value-type="float" office:value="28.68783" calcext:value-type="float">
            <text:p>2.87E+001</text:p>
          </table:table-cell>
          <table:table-cell table:style-name="ce4" office:value-type="float" office:value="30.76816" calcext:value-type="float">
            <text:p>3.08E+001</text:p>
          </table:table-cell>
          <table:table-cell table:style-name="ce3" office:value-type="float" office:value="31.63099" calcext:value-type="float">
            <text:p>3.16E+00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7963.947" calcext:value-type="float">
            <text:p>7.96E+003</text:p>
          </table:table-cell>
          <table:table-cell table:style-name="ce5" office:value-type="float" office:value="7477.385" calcext:value-type="float">
            <text:p>7.48E+003</text:p>
          </table:table-cell>
          <table:table-cell table:style-name="ce3" office:value-type="float" office:value="8613.5" calcext:value-type="float">
            <text:p>8.61E+003</text:p>
          </table:table-cell>
          <table:table-cell office:value-type="float" office:value="8571.866" calcext:value-type="float">
            <text:p>8.57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2.78644" calcext:value-type="float">
            <text:p>6.28E+001</text:p>
          </table:table-cell>
          <table:table-cell table:style-name="ce4" office:value-type="float" office:value="60.22725" calcext:value-type="float">
            <text:p>6.02E+001</text:p>
          </table:table-cell>
          <table:table-cell table:style-name="ce4" office:value-type="float" office:value="63.37518" calcext:value-type="float">
            <text:p>6.34E+001</text:p>
          </table:table-cell>
          <table:table-cell table:style-name="ce3" office:value-type="float" office:value="63.69545" calcext:value-type="float">
            <text:p>6.37E+00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91725.54" calcext:value-type="float">
            <text:p>9.17E+004</text:p>
          </table:table-cell>
          <table:table-cell table:style-name="ce5" office:value-type="float" office:value="83586.73" calcext:value-type="float">
            <text:p>8.36E+004</text:p>
          </table:table-cell>
          <table:table-cell table:style-name="ce5" office:value-type="float" office:value="111634.1" calcext:value-type="float">
            <text:p>1.12E+005</text:p>
          </table:table-cell>
          <table:table-cell table:style-name="ce3" office:value-type="float" office:value="112825.7" calcext:value-type="float">
            <text:p>1.13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2.1849" calcext:value-type="float">
            <text:p>1.22E+002</text:p>
          </table:table-cell>
          <table:table-cell table:style-name="ce4" office:value-type="float" office:value="117.1185" calcext:value-type="float">
            <text:p>1.17E+002</text:p>
          </table:table-cell>
          <table:table-cell table:style-name="ce4" office:value-type="float" office:value="127.2727" calcext:value-type="float">
            <text:p>1.27E+002</text:p>
          </table:table-cell>
          <table:table-cell table:style-name="ce3" office:value-type="float" office:value="127.4127" calcext:value-type="float">
            <text:p>1.27E+00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114922" calcext:value-type="float">
            <text:p>1.11E+006</text:p>
          </table:table-cell>
          <table:table-cell table:style-name="ce5" office:value-type="float" office:value="989587.3" calcext:value-type="float">
            <text:p>9.90E+005</text:p>
          </table:table-cell>
          <table:table-cell table:style-name="ce5" office:value-type="float" office:value="1551352" calcext:value-type="float">
            <text:p>1.55E+006</text:p>
          </table:table-cell>
          <table:table-cell table:style-name="ce3" office:value-type="float" office:value="1669997" calcext:value-type="float">
            <text:p>1.6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44.3096" calcext:value-type="float">
            <text:p>2.44E+002</text:p>
          </table:table-cell>
          <table:table-cell table:style-name="ce4" office:value-type="float" office:value="241.9017" calcext:value-type="float">
            <text:p>2.42E+002</text:p>
          </table:table-cell>
          <table:table-cell table:style-name="ce4" office:value-type="float" office:value="255.4984" calcext:value-type="float">
            <text:p>2.55E+002</text:p>
          </table:table-cell>
          <table:table-cell table:style-name="ce3" office:value-type="float" office:value="255.6696" calcext:value-type="float">
            <text:p>2.56E+00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18407300" calcext:value-type="float">
            <text:p>1.84E+007</text:p>
          </table:table-cell>
          <table:table-cell table:style-name="ce5" office:value-type="float" office:value="15631040" calcext:value-type="float">
            <text:p>1.56E+007</text:p>
          </table:table-cell>
          <table:table-cell table:style-name="ce5" office:value-type="float" office:value="28325670" calcext:value-type="float">
            <text:p>2.83E+007</text:p>
          </table:table-cell>
          <table:table-cell table:style-name="ce3" office:value-type="float" office:value="28539455" calcext:value-type="float">
            <text:p>2.8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5</text:p>
          </table:table-cell>
          <table:table-cell table:number-columns-repeated="3"/>
          <table:table-cell table:style-name="ce2"/>
          <table:table-cell table:style-name="ce7"/>
          <table:table-cell table:style-name="ce7" office:value-type="string" calcext:value-type="string">
            <text:p>WFG5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5.21078" calcext:value-type="float">
            <text:p>1.52E+001</text:p>
          </table:table-cell>
          <table:table-cell table:style-name="ce4" office:value-type="float" office:value="15.21085" calcext:value-type="float">
            <text:p>1.52E+001</text:p>
          </table:table-cell>
          <table:table-cell table:style-name="ce4" office:value-type="float" office:value="15.21065" calcext:value-type="float">
            <text:p>1.52E+001</text:p>
          </table:table-cell>
          <table:table-cell table:style-name="ce3" office:value-type="float" office:value="15.21111" calcext:value-type="float">
            <text:p>1.52E+00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8.208059" calcext:value-type="float">
            <text:p>8.21E+000</text:p>
          </table:table-cell>
          <table:table-cell table:style-name="ce5" office:value-type="float" office:value="8.135799" calcext:value-type="float">
            <text:p>8.14E+000</text:p>
          </table:table-cell>
          <table:table-cell table:style-name="ce5" office:value-type="float" office:value="8.165422" calcext:value-type="float">
            <text:p>8.17E+000</text:p>
          </table:table-cell>
          <table:table-cell office:value-type="float" office:value="8.172261" calcext:value-type="float">
            <text:p>8.17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9.84359" calcext:value-type="float">
            <text:p>5.98E+001</text:p>
          </table:table-cell>
          <table:table-cell table:style-name="ce4" office:value-type="float" office:value="59.84289" calcext:value-type="float">
            <text:p>5.98E+001</text:p>
          </table:table-cell>
          <table:table-cell table:style-name="ce4" office:value-type="float" office:value="59.86865" calcext:value-type="float">
            <text:p>5.99E+001</text:p>
          </table:table-cell>
          <table:table-cell table:style-name="ce3" office:value-type="float" office:value="59.87278" calcext:value-type="float">
            <text:p>5.99E+00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71.1167" calcext:value-type="float">
            <text:p>7.11E+001</text:p>
          </table:table-cell>
          <table:table-cell table:style-name="ce5" office:value-type="float" office:value="69.80779" calcext:value-type="float">
            <text:p>6.98E+001</text:p>
          </table:table-cell>
          <table:table-cell table:style-name="ce3" office:value-type="float" office:value="73.37062" calcext:value-type="float">
            <text:p>7.34E+001</text:p>
          </table:table-cell>
          <table:table-cell office:value-type="float" office:value="72.64299" calcext:value-type="float">
            <text:p>7.26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39.2736" calcext:value-type="float">
            <text:p>2.39E+002</text:p>
          </table:table-cell>
          <table:table-cell table:style-name="ce4" office:value-type="float" office:value="238.7649" calcext:value-type="float">
            <text:p>2.39E+002</text:p>
          </table:table-cell>
          <table:table-cell table:style-name="ce4" office:value-type="float" office:value="239.2747" calcext:value-type="float">
            <text:p>2.39E+002</text:p>
          </table:table-cell>
          <table:table-cell table:style-name="ce3" office:value-type="float" office:value="239.6321" calcext:value-type="float">
            <text:p>2.40E+00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667.6905" calcext:value-type="float">
            <text:p>6.68E+002</text:p>
          </table:table-cell>
          <table:table-cell table:style-name="ce5" office:value-type="float" office:value="637.4582" calcext:value-type="float">
            <text:p>6.37E+002</text:p>
          </table:table-cell>
          <table:table-cell table:style-name="ce3" office:value-type="float" office:value="732.3117" calcext:value-type="float">
            <text:p>7.32E+002</text:p>
          </table:table-cell>
          <table:table-cell office:value-type="float" office:value="717.1792" calcext:value-type="float">
            <text:p>7.17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949.4039" calcext:value-type="float">
            <text:p>9.49E+002</text:p>
          </table:table-cell>
          <table:table-cell table:style-name="ce4" office:value-type="float" office:value="945.2332" calcext:value-type="float">
            <text:p>9.45E+002</text:p>
          </table:table-cell>
          <table:table-cell table:style-name="ce3" office:value-type="float" office:value="957.9889" calcext:value-type="float">
            <text:p>9.58E+002</text:p>
          </table:table-cell>
          <table:table-cell office:value-type="float" office:value="957.0103" calcext:value-type="float">
            <text:p>9.57E+00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7690.169" calcext:value-type="float">
            <text:p>7.69E+003</text:p>
          </table:table-cell>
          <table:table-cell table:style-name="ce5" office:value-type="float" office:value="7402.44" calcext:value-type="float">
            <text:p>7.40E+003</text:p>
          </table:table-cell>
          <table:table-cell table:style-name="ce3" office:value-type="float" office:value="8421.103" calcext:value-type="float">
            <text:p>8.42E+003</text:p>
          </table:table-cell>
          <table:table-cell office:value-type="float" office:value="8193.148" calcext:value-type="float">
            <text:p>8.19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768.958" calcext:value-type="float">
            <text:p>3.77E+003</text:p>
          </table:table-cell>
          <table:table-cell table:style-name="ce4" office:value-type="float" office:value="3746.66" calcext:value-type="float">
            <text:p>3.75E+003</text:p>
          </table:table-cell>
          <table:table-cell table:style-name="ce3" office:value-type="float" office:value="3834.024" calcext:value-type="float">
            <text:p>3.83E+003</text:p>
          </table:table-cell>
          <table:table-cell office:value-type="float" office:value="3823.64" calcext:value-type="float">
            <text:p>3.82E+00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95923.03" calcext:value-type="float">
            <text:p>9.59E+004</text:p>
          </table:table-cell>
          <table:table-cell table:style-name="ce5" office:value-type="float" office:value="94775.11" calcext:value-type="float">
            <text:p>9.48E+004</text:p>
          </table:table-cell>
          <table:table-cell table:style-name="ce3" office:value-type="float" office:value="109747.3" calcext:value-type="float">
            <text:p>1.10E+005</text:p>
          </table:table-cell>
          <table:table-cell office:value-type="float" office:value="107723" calcext:value-type="float">
            <text:p>1.08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4947.73" calcext:value-type="float">
            <text:p>1.49E+004</text:p>
          </table:table-cell>
          <table:table-cell table:style-name="ce4" office:value-type="float" office:value="14920.53" calcext:value-type="float">
            <text:p>1.49E+004</text:p>
          </table:table-cell>
          <table:table-cell table:style-name="ce3" office:value-type="float" office:value="15293.17" calcext:value-type="float">
            <text:p>1.53E+004</text:p>
          </table:table-cell>
          <table:table-cell office:value-type="float" office:value="15245.29" calcext:value-type="float">
            <text:p>1.52E+00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061202" calcext:value-type="float">
            <text:p>1.06E+006</text:p>
          </table:table-cell>
          <table:table-cell table:style-name="ce5" office:value-type="float" office:value="1085262" calcext:value-type="float">
            <text:p>1.09E+006</text:p>
          </table:table-cell>
          <table:table-cell table:style-name="ce5" office:value-type="float" office:value="1576659" calcext:value-type="float">
            <text:p>1.58E+006</text:p>
          </table:table-cell>
          <table:table-cell table:style-name="ce3" office:value-type="float" office:value="1605988" calcext:value-type="float">
            <text:p>1.61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9830.42" calcext:value-type="float">
            <text:p>5.98E+004</text:p>
          </table:table-cell>
          <table:table-cell table:style-name="ce4" office:value-type="float" office:value="59466.43" calcext:value-type="float">
            <text:p>5.95E+004</text:p>
          </table:table-cell>
          <table:table-cell table:style-name="ce3" office:value-type="float" office:value="61299" calcext:value-type="float">
            <text:p>6.13E+004</text:p>
          </table:table-cell>
          <table:table-cell table:style-name="ce5" office:value-type="float" office:value="60970.36" calcext:value-type="float">
            <text:p>6.10E+00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17426560" calcext:value-type="float">
            <text:p>1.74E+007</text:p>
          </table:table-cell>
          <table:table-cell table:style-name="ce5" office:value-type="float" office:value="17200520" calcext:value-type="float">
            <text:p>1.72E+007</text:p>
          </table:table-cell>
          <table:table-cell table:style-name="ce5" office:value-type="float" office:value="27496140" calcext:value-type="float">
            <text:p>2.75E+007</text:p>
          </table:table-cell>
          <table:table-cell table:style-name="ce3" office:value-type="float" office:value="27853299" calcext:value-type="float">
            <text:p>2.79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6</text:p>
          </table:table-cell>
          <table:table-cell table:number-columns-repeated="3"/>
          <table:table-cell table:style-name="ce2"/>
          <table:table-cell table:style-name="ce7"/>
          <table:table-cell table:style-name="ce7" office:value-type="string" calcext:value-type="string">
            <text:p>WFG6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0.1014" calcext:value-type="float">
            <text:p>1.20E+002</text:p>
          </table:table-cell>
          <table:table-cell table:style-name="ce4" office:value-type="float" office:value="120.0361" calcext:value-type="float">
            <text:p>1.20E+002</text:p>
          </table:table-cell>
          <table:table-cell table:style-name="ce4" office:value-type="float" office:value="120.1015" calcext:value-type="float">
            <text:p>1.20E+002</text:p>
          </table:table-cell>
          <table:table-cell table:style-name="ce3" office:value-type="float" office:value="120.1556" calcext:value-type="float">
            <text:p>1.20E+00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8.366185" calcext:value-type="float">
            <text:p>8.37E+000</text:p>
          </table:table-cell>
          <table:table-cell table:style-name="ce5" office:value-type="float" office:value="8.339773" calcext:value-type="float">
            <text:p>8.34E+000</text:p>
          </table:table-cell>
          <table:table-cell table:style-name="ce5" office:value-type="float" office:value="8.335931" calcext:value-type="float">
            <text:p>8.34E+000</text:p>
          </table:table-cell>
          <table:table-cell table:style-name="ce3" office:value-type="float" office:value="8.375983" calcext:value-type="float">
            <text:p>8.3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317.979" calcext:value-type="float">
            <text:p>1.32E+003</text:p>
          </table:table-cell>
          <table:table-cell table:style-name="ce4" office:value-type="float" office:value="1316.642" calcext:value-type="float">
            <text:p>1.32E+003</text:p>
          </table:table-cell>
          <table:table-cell table:style-name="ce4" office:value-type="float" office:value="1318.087" calcext:value-type="float">
            <text:p>1.32E+003</text:p>
          </table:table-cell>
          <table:table-cell table:style-name="ce3" office:value-type="float" office:value="1318.388" calcext:value-type="float">
            <text:p>1.32E+00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71.80386" calcext:value-type="float">
            <text:p>7.18E+001</text:p>
          </table:table-cell>
          <table:table-cell table:style-name="ce5" office:value-type="float" office:value="70.90983" calcext:value-type="float">
            <text:p>7.09E+001</text:p>
          </table:table-cell>
          <table:table-cell table:style-name="ce3" office:value-type="float" office:value="73.96142" calcext:value-type="float">
            <text:p>7.40E+001</text:p>
          </table:table-cell>
          <table:table-cell office:value-type="float" office:value="73.28407" calcext:value-type="float">
            <text:p>7.33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4478.95" calcext:value-type="float">
            <text:p>1.45E+004</text:p>
          </table:table-cell>
          <table:table-cell table:style-name="ce4" office:value-type="float" office:value="14484.15" calcext:value-type="float">
            <text:p>1.45E+004</text:p>
          </table:table-cell>
          <table:table-cell table:style-name="ce4" office:value-type="float" office:value="14476.94" calcext:value-type="float">
            <text:p>1.45E+004</text:p>
          </table:table-cell>
          <table:table-cell table:style-name="ce3" office:value-type="float" office:value="14513.47" calcext:value-type="float">
            <text:p>1.45E+00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690.5283" calcext:value-type="float">
            <text:p>6.91E+002</text:p>
          </table:table-cell>
          <table:table-cell table:style-name="ce5" office:value-type="float" office:value="633.5617" calcext:value-type="float">
            <text:p>6.34E+002</text:p>
          </table:table-cell>
          <table:table-cell table:style-name="ce3" office:value-type="float" office:value="727.3866" calcext:value-type="float">
            <text:p>7.27E+002</text:p>
          </table:table-cell>
          <table:table-cell office:value-type="float" office:value="722.0619" calcext:value-type="float">
            <text:p>7.22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55927.6" calcext:value-type="float">
            <text:p>1.56E+005</text:p>
          </table:table-cell>
          <table:table-cell table:style-name="ce4" office:value-type="float" office:value="158222.9" calcext:value-type="float">
            <text:p>1.58E+005</text:p>
          </table:table-cell>
          <table:table-cell table:style-name="ce4" office:value-type="float" office:value="159291.1" calcext:value-type="float">
            <text:p>1.59E+005</text:p>
          </table:table-cell>
          <table:table-cell table:style-name="ce3" office:value-type="float" office:value="159526.6" calcext:value-type="float">
            <text:p>1.60E+00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7992.895" calcext:value-type="float">
            <text:p>7.99E+003</text:p>
          </table:table-cell>
          <table:table-cell table:style-name="ce5" office:value-type="float" office:value="7166.289" calcext:value-type="float">
            <text:p>7.17E+003</text:p>
          </table:table-cell>
          <table:table-cell table:style-name="ce3" office:value-type="float" office:value="8453.112" calcext:value-type="float">
            <text:p>8.45E+003</text:p>
          </table:table-cell>
          <table:table-cell office:value-type="float" office:value="8222.975" calcext:value-type="float">
            <text:p>8.22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697309" calcext:value-type="float">
            <text:p>1.70E+006</text:p>
          </table:table-cell>
          <table:table-cell table:style-name="ce4" office:value-type="float" office:value="1732222" calcext:value-type="float">
            <text:p>1.73E+006</text:p>
          </table:table-cell>
          <table:table-cell table:style-name="ce4" office:value-type="float" office:value="1752823" calcext:value-type="float">
            <text:p>1.75E+006</text:p>
          </table:table-cell>
          <table:table-cell table:style-name="ce3" office:value-type="float" office:value="1753955" calcext:value-type="float">
            <text:p>1.75E+00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96570.06" calcext:value-type="float">
            <text:p>9.66E+004</text:p>
          </table:table-cell>
          <table:table-cell table:style-name="ce5" office:value-type="float" office:value="87116.48" calcext:value-type="float">
            <text:p>8.71E+004</text:p>
          </table:table-cell>
          <table:table-cell table:style-name="ce3" office:value-type="float" office:value="111438.2" calcext:value-type="float">
            <text:p>1.11E+005</text:p>
          </table:table-cell>
          <table:table-cell office:value-type="float" office:value="108593.8" calcext:value-type="float">
            <text:p>1.09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8692720" calcext:value-type="float">
            <text:p>1.87E+007</text:p>
          </table:table-cell>
          <table:table-cell table:style-name="ce4" office:value-type="float" office:value="19078100" calcext:value-type="float">
            <text:p>1.91E+007</text:p>
          </table:table-cell>
          <table:table-cell table:style-name="ce3" office:value-type="float" office:value="19324040" calcext:value-type="float">
            <text:p>1.93E+007</text:p>
          </table:table-cell>
          <table:table-cell office:value-type="float" office:value="19296320" calcext:value-type="float">
            <text:p>1.93E+00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069256" calcext:value-type="float">
            <text:p>1.07E+006</text:p>
          </table:table-cell>
          <table:table-cell table:style-name="ce5" office:value-type="float" office:value="1094029" calcext:value-type="float">
            <text:p>1.09E+006</text:p>
          </table:table-cell>
          <table:table-cell table:style-name="ce5" office:value-type="float" office:value="1484532" calcext:value-type="float">
            <text:p>1.48E+006</text:p>
          </table:table-cell>
          <table:table-cell table:style-name="ce3" office:value-type="float" office:value="1656412" calcext:value-type="float">
            <text:p>1.6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03730200" calcext:value-type="float">
            <text:p>2.04E+008</text:p>
          </table:table-cell>
          <table:table-cell table:style-name="ce4" office:value-type="float" office:value="209949300" calcext:value-type="float">
            <text:p>2.10E+008</text:p>
          </table:table-cell>
          <table:table-cell table:style-name="ce3" office:value-type="float" office:value="212175900" calcext:value-type="float">
            <text:p>2.12E+008</text:p>
          </table:table-cell>
          <table:table-cell office:value-type="float" office:value="212043771" calcext:value-type="float">
            <text:p>2.12E+00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17207930" calcext:value-type="float">
            <text:p>1.72E+007</text:p>
          </table:table-cell>
          <table:table-cell table:style-name="ce5" office:value-type="float" office:value="15683310" calcext:value-type="float">
            <text:p>1.57E+007</text:p>
          </table:table-cell>
          <table:table-cell table:style-name="ce5" office:value-type="float" office:value="28047170" calcext:value-type="float">
            <text:p>2.80E+007</text:p>
          </table:table-cell>
          <table:table-cell table:style-name="ce3" office:value-type="float" office:value="28447785" calcext:value-type="float">
            <text:p>2.8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7</text:p>
          </table:table-cell>
          <table:table-cell table:number-columns-repeated="3"/>
          <table:table-cell table:style-name="ce2"/>
          <table:table-cell table:style-name="ce7"/>
          <table:table-cell table:style-name="ce7" office:value-type="string" calcext:value-type="string">
            <text:p>WFG7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91.5723" calcext:value-type="float">
            <text:p>3.92E+002</text:p>
          </table:table-cell>
          <table:table-cell table:style-name="ce4" office:value-type="float" office:value="387.2996" calcext:value-type="float">
            <text:p>3.87E+002</text:p>
          </table:table-cell>
          <table:table-cell table:style-name="ce4" office:value-type="float" office:value="391.5701" calcext:value-type="float">
            <text:p>3.92E+002</text:p>
          </table:table-cell>
          <table:table-cell office:value-type="float" office:value="389.0172" calcext:value-type="float">
            <text:p>3.89E+00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8.676485" calcext:value-type="float">
            <text:p>8.68E+000</text:p>
          </table:table-cell>
          <table:table-cell table:style-name="ce5" office:value-type="float" office:value="8.665153" calcext:value-type="float">
            <text:p>8.67E+000</text:p>
          </table:table-cell>
          <table:table-cell table:style-name="ce5" office:value-type="float" office:value="8.659994" calcext:value-type="float">
            <text:p>8.66E+000</text:p>
          </table:table-cell>
          <table:table-cell table:style-name="ce3" office:value-type="float" office:value="8.677252" calcext:value-type="float">
            <text:p>8.6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029.312" calcext:value-type="float">
            <text:p>8.03E+003</text:p>
          </table:table-cell>
          <table:table-cell table:style-name="ce4" office:value-type="float" office:value="7796.863" calcext:value-type="float">
            <text:p>7.80E+003</text:p>
          </table:table-cell>
          <table:table-cell table:style-name="ce4" office:value-type="float" office:value="7975.963" calcext:value-type="float">
            <text:p>7.98E+003</text:p>
          </table:table-cell>
          <table:table-cell office:value-type="float" office:value="7904.557" calcext:value-type="float">
            <text:p>7.90E+00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74.9594" calcext:value-type="float">
            <text:p>7.50E+001</text:p>
          </table:table-cell>
          <table:table-cell table:style-name="ce5" office:value-type="float" office:value="73.76198" calcext:value-type="float">
            <text:p>7.38E+001</text:p>
          </table:table-cell>
          <table:table-cell table:style-name="ce3" office:value-type="float" office:value="76.89421" calcext:value-type="float">
            <text:p>7.69E+001</text:p>
          </table:table-cell>
          <table:table-cell office:value-type="float" office:value="76.37698" calcext:value-type="float">
            <text:p>7.64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64775.1" calcext:value-type="float">
            <text:p>1.65E+005</text:p>
          </table:table-cell>
          <table:table-cell table:style-name="ce4" office:value-type="float" office:value="159259.4" calcext:value-type="float">
            <text:p>1.59E+005</text:p>
          </table:table-cell>
          <table:table-cell table:style-name="ce4" office:value-type="float" office:value="162205.5" calcext:value-type="float">
            <text:p>1.62E+005</text:p>
          </table:table-cell>
          <table:table-cell office:value-type="float" office:value="163735.5" calcext:value-type="float">
            <text:p>1.64E+00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720.7621" calcext:value-type="float">
            <text:p>7.21E+002</text:p>
          </table:table-cell>
          <table:table-cell table:style-name="ce5" office:value-type="float" office:value="680.1568" calcext:value-type="float">
            <text:p>6.80E+002</text:p>
          </table:table-cell>
          <table:table-cell table:style-name="ce3" office:value-type="float" office:value="762.6003" calcext:value-type="float">
            <text:p>7.63E+002</text:p>
          </table:table-cell>
          <table:table-cell office:value-type="float" office:value="756.0367" calcext:value-type="float">
            <text:p>7.56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368343" calcext:value-type="float">
            <text:p>3.37E+006</text:p>
          </table:table-cell>
          <table:table-cell table:style-name="ce4" office:value-type="float" office:value="3139535" calcext:value-type="float">
            <text:p>3.14E+006</text:p>
          </table:table-cell>
          <table:table-cell table:style-name="ce4" office:value-type="float" office:value="3093805" calcext:value-type="float">
            <text:p>3.09E+006</text:p>
          </table:table-cell>
          <table:table-cell office:value-type="float" office:value="3365066" calcext:value-type="float">
            <text:p>3.37E+00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8374.343" calcext:value-type="float">
            <text:p>8.37E+003</text:p>
          </table:table-cell>
          <table:table-cell table:style-name="ce5" office:value-type="float" office:value="7683.882" calcext:value-type="float">
            <text:p>7.68E+003</text:p>
          </table:table-cell>
          <table:table-cell table:style-name="ce3" office:value-type="float" office:value="8907.564" calcext:value-type="float">
            <text:p>8.91E+003</text:p>
          </table:table-cell>
          <table:table-cell office:value-type="float" office:value="8704.014" calcext:value-type="float">
            <text:p>8.70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6830260" calcext:value-type="float">
            <text:p>6.68E+007</text:p>
          </table:table-cell>
          <table:table-cell table:style-name="ce4" office:value-type="float" office:value="62760780" calcext:value-type="float">
            <text:p>6.28E+007</text:p>
          </table:table-cell>
          <table:table-cell table:style-name="ce4" office:value-type="float" office:value="59372940" calcext:value-type="float">
            <text:p>5.94E+007</text:p>
          </table:table-cell>
          <table:table-cell table:style-name="ce3" office:value-type="float" office:value="68942430" calcext:value-type="float">
            <text:p>6.89E+00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101313.8" calcext:value-type="float">
            <text:p>1.01E+005</text:p>
          </table:table-cell>
          <table:table-cell table:style-name="ce5" office:value-type="float" office:value="94880.79" calcext:value-type="float">
            <text:p>9.49E+004</text:p>
          </table:table-cell>
          <table:table-cell table:style-name="ce5" office:value-type="float" office:value="115627.3" calcext:value-type="float">
            <text:p>1.16E+005</text:p>
          </table:table-cell>
          <table:table-cell table:style-name="ce3" office:value-type="float" office:value="115850.1" calcext:value-type="float">
            <text:p>1.16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197319000" calcext:value-type="float">
            <text:p>1.20E+009</text:p>
          </table:table-cell>
          <table:table-cell table:style-name="ce4" office:value-type="float" office:value="1177091000" calcext:value-type="float">
            <text:p>1.18E+009</text:p>
          </table:table-cell>
          <table:table-cell table:style-name="ce4" office:value-type="float" office:value="1107867000" calcext:value-type="float">
            <text:p>1.11E+009</text:p>
          </table:table-cell>
          <table:table-cell table:style-name="ce3" office:value-type="float" office:value="1357632416" calcext:value-type="float">
            <text:p>1.36E+00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126400" calcext:value-type="float">
            <text:p>1.13E+006</text:p>
          </table:table-cell>
          <table:table-cell table:style-name="ce5" office:value-type="float" office:value="1011440" calcext:value-type="float">
            <text:p>1.01E+006</text:p>
          </table:table-cell>
          <table:table-cell table:style-name="ce5" office:value-type="float" office:value="1653699" calcext:value-type="float">
            <text:p>1.65E+006</text:p>
          </table:table-cell>
          <table:table-cell table:style-name="ce3" office:value-type="float" office:value="1733111" calcext:value-type="float">
            <text:p>1.73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4610920000" calcext:value-type="float">
            <text:p>2.46E+010</text:p>
          </table:table-cell>
          <table:table-cell table:style-name="ce4" office:value-type="float" office:value="23145930000" calcext:value-type="float">
            <text:p>2.31E+010</text:p>
          </table:table-cell>
          <table:table-cell table:style-name="ce4" office:value-type="float" office:value="20070930000" calcext:value-type="float">
            <text:p>2.01E+010</text:p>
          </table:table-cell>
          <table:table-cell table:style-name="ce3" office:value-type="float" office:value="28368936281" calcext:value-type="float">
            <text:p>2.84E+01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18447380" calcext:value-type="float">
            <text:p>1.84E+007</text:p>
          </table:table-cell>
          <table:table-cell table:style-name="ce5" office:value-type="float" office:value="15331420" calcext:value-type="float">
            <text:p>1.53E+007</text:p>
          </table:table-cell>
          <table:table-cell table:style-name="ce5" office:value-type="float" office:value="29439700" calcext:value-type="float">
            <text:p>2.94E+007</text:p>
          </table:table-cell>
          <table:table-cell table:style-name="ce3" office:value-type="float" office:value="30215204" calcext:value-type="float">
            <text:p>3.02E+007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7" office:value-type="string" calcext:value-type="string">
            <text:p>WFG8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number-columns-repeated="4"/>
          <table:table-cell table:style-name="ce6"/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5" office:value-type="float" office:value="8.081846" calcext:value-type="float">
            <text:p>8.08E+000</text:p>
          </table:table-cell>
          <table:table-cell table:style-name="ce5" office:value-type="float" office:value="8.070813" calcext:value-type="float">
            <text:p>8.07E+000</text:p>
          </table:table-cell>
          <table:table-cell table:style-name="ce5" office:value-type="float" office:value="8.05886" calcext:value-type="float">
            <text:p>8.06E+000</text:p>
          </table:table-cell>
          <table:table-cell table:style-name="ce3" office:value-type="float" office:value="8.091932" calcext:value-type="float">
            <text:p>8.09E+000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5" office:value-type="float" office:value="68.42167" calcext:value-type="float">
            <text:p>6.84E+001</text:p>
          </table:table-cell>
          <table:table-cell table:style-name="ce5" office:value-type="float" office:value="68.06646" calcext:value-type="float">
            <text:p>6.81E+001</text:p>
          </table:table-cell>
          <table:table-cell table:style-name="ce3" office:value-type="float" office:value="70.21008" calcext:value-type="float">
            <text:p>7.02E+001</text:p>
          </table:table-cell>
          <table:table-cell office:value-type="float" office:value="69.63451" calcext:value-type="float">
            <text:p>6.96E+001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5" office:value-type="float" office:value="585.1432" calcext:value-type="float">
            <text:p>5.85E+002</text:p>
          </table:table-cell>
          <table:table-cell table:style-name="ce5" office:value-type="float" office:value="548.9519" calcext:value-type="float">
            <text:p>5.49E+002</text:p>
          </table:table-cell>
          <table:table-cell table:style-name="ce3" office:value-type="float" office:value="686.2165" calcext:value-type="float">
            <text:p>6.86E+002</text:p>
          </table:table-cell>
          <table:table-cell office:value-type="float" office:value="667.2543" calcext:value-type="float">
            <text:p>6.67E+002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5" office:value-type="float" office:value="5010.892" calcext:value-type="float">
            <text:p>5.01E+003</text:p>
          </table:table-cell>
          <table:table-cell table:style-name="ce5" office:value-type="float" office:value="4748.502" calcext:value-type="float">
            <text:p>4.75E+003</text:p>
          </table:table-cell>
          <table:table-cell table:style-name="ce3" office:value-type="float" office:value="7782.572" calcext:value-type="float">
            <text:p>7.78E+003</text:p>
          </table:table-cell>
          <table:table-cell office:value-type="float" office:value="7399.511" calcext:value-type="float">
            <text:p>7.40E+003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5" office:value-type="float" office:value="56803.93" calcext:value-type="float">
            <text:p>5.68E+004</text:p>
          </table:table-cell>
          <table:table-cell table:style-name="ce5" office:value-type="float" office:value="46338.19" calcext:value-type="float">
            <text:p>4.63E+004</text:p>
          </table:table-cell>
          <table:table-cell table:style-name="ce3" office:value-type="float" office:value="98485.3" calcext:value-type="float">
            <text:p>9.85E+004</text:p>
          </table:table-cell>
          <table:table-cell office:value-type="float" office:value="95490.09" calcext:value-type="float">
            <text:p>9.55E+004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5" office:value-type="float" office:value="787165.9" calcext:value-type="float">
            <text:p>7.87E+005</text:p>
          </table:table-cell>
          <table:table-cell table:style-name="ce5" office:value-type="float" office:value="574824.9" calcext:value-type="float">
            <text:p>5.75E+005</text:p>
          </table:table-cell>
          <table:table-cell table:style-name="ce5" office:value-type="float" office:value="1318850" calcext:value-type="float">
            <text:p>1.32E+006</text:p>
          </table:table-cell>
          <table:table-cell table:style-name="ce3" office:value-type="float" office:value="1378597" calcext:value-type="float">
            <text:p>1.38E+006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5" office:value-type="float" office:value="12990500" calcext:value-type="float">
            <text:p>1.30E+007</text:p>
          </table:table-cell>
          <table:table-cell table:style-name="ce5" office:value-type="float" office:value="9495123" calcext:value-type="float">
            <text:p>9.50E+006</text:p>
          </table:table-cell>
          <table:table-cell table:style-name="ce3" office:value-type="float" office:value="24612030" calcext:value-type="float">
            <text:p>2.46E+007</text:p>
          </table:table-cell>
          <table:table-cell office:value-type="float" office:value="24577274" calcext:value-type="float">
            <text:p>2.46E+007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7" office:value-type="string" calcext:value-type="string">
            <text:p>WFG9</text:p>
          </table:table-cell>
          <table:table-cell table:style-name="ce7"/>
          <table:table-cell table:style-name="ce5"/>
          <table:table-cell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5" office:value-type="float" office:value="8.23432" calcext:value-type="float">
            <text:p>8.23E+000</text:p>
          </table:table-cell>
          <table:table-cell table:style-name="ce5" office:value-type="float" office:value="8.065763" calcext:value-type="float">
            <text:p>8.07E+000</text:p>
          </table:table-cell>
          <table:table-cell table:style-name="ce3" office:value-type="float" office:value="8.252136" calcext:value-type="float">
            <text:p>8.25E+000</text:p>
          </table:table-cell>
          <table:table-cell office:value-type="float" office:value="7.950774" calcext:value-type="float">
            <text:p>7.95E+0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5" office:value-type="float" office:value="67.12947" calcext:value-type="float">
            <text:p>6.71E+001</text:p>
          </table:table-cell>
          <table:table-cell table:style-name="ce5" office:value-type="float" office:value="67.85035" calcext:value-type="float">
            <text:p>6.79E+001</text:p>
          </table:table-cell>
          <table:table-cell table:style-name="ce3" office:value-type="float" office:value="71.08843" calcext:value-type="float">
            <text:p>7.11E+001</text:p>
          </table:table-cell>
          <table:table-cell office:value-type="float" office:value="68.84477" calcext:value-type="float">
            <text:p>6.88E+001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5" office:value-type="float" office:value="588.9761" calcext:value-type="float">
            <text:p>5.89E+002</text:p>
          </table:table-cell>
          <table:table-cell table:style-name="ce5" office:value-type="float" office:value="565.4998" calcext:value-type="float">
            <text:p>5.65E+002</text:p>
          </table:table-cell>
          <table:table-cell table:style-name="ce3" office:value-type="float" office:value="693.0176" calcext:value-type="float">
            <text:p>6.93E+002</text:p>
          </table:table-cell>
          <table:table-cell office:value-type="float" office:value="665.247" calcext:value-type="float">
            <text:p>6.65E+002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5" office:value-type="float" office:value="5852.35" calcext:value-type="float">
            <text:p>5.85E+003</text:p>
          </table:table-cell>
          <table:table-cell table:style-name="ce5" office:value-type="float" office:value="5585.894" calcext:value-type="float">
            <text:p>5.59E+003</text:p>
          </table:table-cell>
          <table:table-cell table:style-name="ce3" office:value-type="float" office:value="7684.327" calcext:value-type="float">
            <text:p>7.68E+003</text:p>
          </table:table-cell>
          <table:table-cell office:value-type="float" office:value="7355.882" calcext:value-type="float">
            <text:p>7.36E+003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5" office:value-type="float" office:value="63932.49" calcext:value-type="float">
            <text:p>6.39E+004</text:p>
          </table:table-cell>
          <table:table-cell table:style-name="ce5" office:value-type="float" office:value="59336.84" calcext:value-type="float">
            <text:p>5.93E+004</text:p>
          </table:table-cell>
          <table:table-cell table:style-name="ce3" office:value-type="float" office:value="101734.2" calcext:value-type="float">
            <text:p>1.02E+005</text:p>
          </table:table-cell>
          <table:table-cell office:value-type="float" office:value="94900.75" calcext:value-type="float">
            <text:p>9.49E+004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5" office:value-type="float" office:value="667026.1" calcext:value-type="float">
            <text:p>6.67E+005</text:p>
          </table:table-cell>
          <table:table-cell table:style-name="ce5" office:value-type="float" office:value="658537" calcext:value-type="float">
            <text:p>6.59E+005</text:p>
          </table:table-cell>
          <table:table-cell table:style-name="ce3" office:value-type="float" office:value="1519268" calcext:value-type="float">
            <text:p>1.52E+006</text:p>
          </table:table-cell>
          <table:table-cell office:value-type="float" office:value="1348640" calcext:value-type="float">
            <text:p>1.35E+006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5" office:value-type="float" office:value="10787880" calcext:value-type="float">
            <text:p>1.08E+007</text:p>
          </table:table-cell>
          <table:table-cell table:style-name="ce5" office:value-type="float" office:value="10026070" calcext:value-type="float">
            <text:p>1.00E+007</text:p>
          </table:table-cell>
          <table:table-cell table:style-name="ce3" office:value-type="float" office:value="25831690" calcext:value-type="float">
            <text:p>2.58E+007</text:p>
          </table:table-cell>
          <table:table-cell office:value-type="float" office:value="24760243" calcext:value-type="float">
            <text:p>2.48E+0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6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I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/>
        </table:table-row>
        <table:table-row table:style-name="ro1" table:number-rows-repeated="104849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10.96112" calcext:value-type="float">
            <text:p>1.10E+001</text:p>
          </table:table-cell>
          <table:table-cell office:value-type="string" calcext:value-type="string">
            <text:p>(1.64s)</text:p>
          </table:table-cell>
          <table:table-cell table:number-columns-repeated="5"/>
        </table:table-row>
        <table:table-row table:style-name="ro1">
          <table:table-cell office:value-type="float" office:value="93.77662" calcext:value-type="float">
            <text:p>9.38E+001</text:p>
          </table:table-cell>
          <table:table-cell office:value-type="string" calcext:value-type="string">
            <text:p>(1.70s)</text:p>
          </table:table-cell>
          <table:table-cell table:number-columns-repeated="6"/>
        </table:table-row>
        <table:table-row table:style-name="ro1">
          <table:table-cell office:value-type="float" office:value="902.3867" calcext:value-type="float">
            <text:p>9.02E+002</text:p>
          </table:table-cell>
          <table:table-cell office:value-type="string" calcext:value-type="string">
            <text:p>(1.81s)</text:p>
          </table:table-cell>
          <table:table-cell table:number-columns-repeated="6"/>
        </table:table-row>
        <table:table-row table:style-name="ro1">
          <table:table-cell office:value-type="float" office:value="9927.867" calcext:value-type="float">
            <text:p>9.93E+003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office:value-type="float" office:value="129247.7" calcext:value-type="float">
            <text:p>1.29E+005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798632" calcext:value-type="float">
            <text:p>1.80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31152760" calcext:value-type="float">
            <text:p>3.12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10.90903" calcext:value-type="float">
            <text:p>1.09E+001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5.33956" calcext:value-type="float">
            <text:p>7.53E+001</text:p>
          </table:table-cell>
          <table:table-cell office:value-type="string" calcext:value-type="string">
            <text:p>(1.69s)</text:p>
          </table:table-cell>
          <table:table-cell table:number-columns-repeated="6"/>
        </table:table-row>
        <table:table-row table:style-name="ro1">
          <table:table-cell office:value-type="float" office:value="652.1278" calcext:value-type="float">
            <text:p>6.52E+002</text:p>
          </table:table-cell>
          <table:table-cell office:value-type="string" calcext:value-type="string">
            <text:p>(1.78s)</text:p>
          </table:table-cell>
          <table:table-cell table:number-columns-repeated="6"/>
        </table:table-row>
        <table:table-row table:style-name="ro1">
          <table:table-cell office:value-type="float" office:value="6536.085" calcext:value-type="float">
            <text:p>6.54E+003</text:p>
          </table:table-cell>
          <table:table-cell office:value-type="string" calcext:value-type="string">
            <text:p>(1.96s)</text:p>
          </table:table-cell>
          <table:table-cell table:number-columns-repeated="6"/>
        </table:table-row>
        <table:table-row table:style-name="ro1">
          <table:table-cell office:value-type="float" office:value="81694.19" calcext:value-type="float">
            <text:p>8.17E+004</text:p>
          </table:table-cell>
          <table:table-cell office:value-type="string" calcext:value-type="string">
            <text:p>(2.07s)</text:p>
          </table:table-cell>
          <table:table-cell table:number-columns-repeated="6"/>
        </table:table-row>
        <table:table-row table:style-name="ro1">
          <table:table-cell office:value-type="float" office:value="1139849" calcext:value-type="float">
            <text:p>1.14E+006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19190480" calcext:value-type="float">
            <text:p>1.92E+007</text:p>
          </table:table-cell>
          <table:table-cell office:value-type="string" calcext:value-type="string">
            <text:p>(2.24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663414" calcext:value-type="float">
            <text:p>8.66E+000</text:p>
          </table:table-cell>
          <table:table-cell office:value-type="string" calcext:value-type="string">
            <text:p>(1.69s)</text:p>
          </table:table-cell>
          <table:table-cell table:number-columns-repeated="5"/>
        </table:table-row>
        <table:table-row table:style-name="ro1">
          <table:table-cell office:value-type="float" office:value="74.28724" calcext:value-type="float">
            <text:p>7.43E+001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689.9212" calcext:value-type="float">
            <text:p>6.90E+002</text:p>
          </table:table-cell>
          <table:table-cell office:value-type="string" calcext:value-type="string">
            <text:p>(1.88s)</text:p>
          </table:table-cell>
          <table:table-cell table:number-columns-repeated="6"/>
        </table:table-row>
        <table:table-row table:style-name="ro1">
          <table:table-cell office:value-type="float" office:value="7963.947" calcext:value-type="float">
            <text:p>7.96E+003</text:p>
          </table:table-cell>
          <table:table-cell office:value-type="string" calcext:value-type="string">
            <text:p>(2.06s)</text:p>
          </table:table-cell>
          <table:table-cell table:number-columns-repeated="6"/>
        </table:table-row>
        <table:table-row table:style-name="ro1">
          <table:table-cell office:value-type="float" office:value="91725.54" calcext:value-type="float">
            <text:p>9.17E+004</text:p>
          </table:table-cell>
          <table:table-cell office:value-type="string" calcext:value-type="string">
            <text:p>(2.18s)</text:p>
          </table:table-cell>
          <table:table-cell table:number-columns-repeated="6"/>
        </table:table-row>
        <table:table-row table:style-name="ro1">
          <table:table-cell office:value-type="float" office:value="1114922" calcext:value-type="float">
            <text:p>1.11E+006</text:p>
          </table:table-cell>
          <table:table-cell office:value-type="string" calcext:value-type="string">
            <text:p>(1.68s)</text:p>
          </table:table-cell>
          <table:table-cell table:number-columns-repeated="6"/>
        </table:table-row>
        <table:table-row table:style-name="ro1">
          <table:table-cell office:value-type="float" office:value="18407300" calcext:value-type="float">
            <text:p>1.84E+007</text:p>
          </table:table-cell>
          <table:table-cell office:value-type="string" calcext:value-type="string">
            <text:p>(2.36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208059" calcext:value-type="float">
            <text:p>8.21E+000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1.1167" calcext:value-type="float">
            <text:p>7.11E+001</text:p>
          </table:table-cell>
          <table:table-cell office:value-type="string" calcext:value-type="string">
            <text:p>(1.71s)</text:p>
          </table:table-cell>
          <table:table-cell table:number-columns-repeated="6"/>
        </table:table-row>
        <table:table-row table:style-name="ro1">
          <table:table-cell office:value-type="float" office:value="667.6905" calcext:value-type="float">
            <text:p>6.68E+002</text:p>
          </table:table-cell>
          <table:table-cell office:value-type="string" calcext:value-type="string">
            <text:p>(1.92s)</text:p>
          </table:table-cell>
          <table:table-cell table:number-columns-repeated="6"/>
        </table:table-row>
        <table:table-row table:style-name="ro1">
          <table:table-cell office:value-type="float" office:value="7690.169" calcext:value-type="float">
            <text:p>7.69E+003</text:p>
          </table:table-cell>
          <table:table-cell office:value-type="string" calcext:value-type="string">
            <text:p>(2.00s)</text:p>
          </table:table-cell>
          <table:table-cell table:number-columns-repeated="6"/>
        </table:table-row>
        <table:table-row table:style-name="ro1">
          <table:table-cell office:value-type="float" office:value="95923.03" calcext:value-type="float">
            <text:p>9.59E+004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061202" calcext:value-type="float">
            <text:p>1.06E+006</text:p>
          </table:table-cell>
          <table:table-cell office:value-type="string" calcext:value-type="string">
            <text:p>(1.54s)</text:p>
          </table:table-cell>
          <table:table-cell table:number-columns-repeated="6"/>
        </table:table-row>
        <table:table-row table:style-name="ro1">
          <table:table-cell office:value-type="float" office:value="17426560" calcext:value-type="float">
            <text:p>1.74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6.253419" calcext:value-type="float">
            <text:p>6.25E+000</text:p>
          </table:table-cell>
          <table:table-cell office:value-type="string" calcext:value-type="string">
            <text:p>(6.14m)</text:p>
          </table:table-cell>
          <table:table-cell table:number-columns-repeated="6"/>
        </table:table-row>
        <table:table-row table:style-name="ro1">
          <table:table-cell office:value-type="float" office:value="50.69579" calcext:value-type="float">
            <text:p>5.07E+001</text:p>
          </table:table-cell>
          <table:table-cell office:value-type="string" calcext:value-type="string">
            <text:p>(31.06m)</text:p>
          </table:table-cell>
          <table:table-cell table:number-columns-repeated="6"/>
        </table:table-row>
        <table:table-row table:style-name="ro1">
          <table:table-cell office:value-type="float" office:value="415.3136" calcext:value-type="float">
            <text:p>4.15E+002</text:p>
          </table:table-cell>
          <table:table-cell office:value-type="string" calcext:value-type="string">
            <text:p>(38.56m)</text:p>
          </table:table-cell>
          <table:table-cell table:number-columns-repeated="6"/>
        </table:table-row>
        <table:table-row table:style-name="ro1">
          <table:table-cell office:value-type="float" office:value="4247.997" calcext:value-type="float">
            <text:p>4.25E+003</text:p>
          </table:table-cell>
          <table:table-cell office:value-type="string" calcext:value-type="string">
            <text:p>(44.15m)</text:p>
          </table:table-cell>
          <table:table-cell table:number-columns-repeated="6"/>
        </table:table-row>
        <table:table-row table:style-name="ro1">
          <table:table-cell office:value-type="float" office:value="54480.22" calcext:value-type="float">
            <text:p>5.45E+004</text:p>
          </table:table-cell>
          <table:table-cell office:value-type="string" calcext:value-type="string">
            <text:p>(52.01m)</text:p>
          </table:table-cell>
          <table:table-cell table:number-columns-repeated="6"/>
        </table:table-row>
        <table:table-row table:style-name="ro1">
          <table:table-cell office:value-type="float" office:value="866791.8" calcext:value-type="float">
            <text:p>8.67E+005</text:p>
          </table:table-cell>
          <table:table-cell office:value-type="string" calcext:value-type="string">
            <text:p>(35.36m)</text:p>
          </table:table-cell>
          <table:table-cell table:number-columns-repeated="6"/>
        </table:table-row>
        <table:table-row table:style-name="ro1">
          <table:table-cell office:value-type="float" office:value="15098190" calcext:value-type="float">
            <text:p>1.51E+007</text:p>
          </table:table-cell>
          <table:table-cell office:value-type="string" calcext:value-type="string">
            <text:p>(43.54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366185" calcext:value-type="float">
            <text:p>8.37E+000</text:p>
          </table:table-cell>
          <table:table-cell table:number-columns-repeated="6"/>
        </table:table-row>
        <table:table-row table:style-name="ro1">
          <table:table-cell office:value-type="float" office:value="71.80386" calcext:value-type="float">
            <text:p>7.18E+001</text:p>
          </table:table-cell>
          <table:table-cell table:number-columns-repeated="7"/>
        </table:table-row>
        <table:table-row table:style-name="ro1">
          <table:table-cell office:value-type="float" office:value="690.5283" calcext:value-type="float">
            <text:p>6.91E+002</text:p>
          </table:table-cell>
          <table:table-cell table:number-columns-repeated="7"/>
        </table:table-row>
        <table:table-row table:style-name="ro1">
          <table:table-cell office:value-type="float" office:value="7992.895" calcext:value-type="float">
            <text:p>7.99E+003</text:p>
          </table:table-cell>
          <table:table-cell table:number-columns-repeated="7"/>
        </table:table-row>
        <table:table-row table:style-name="ro1">
          <table:table-cell office:value-type="float" office:value="96570.06" calcext:value-type="float">
            <text:p>9.66E+004</text:p>
          </table:table-cell>
          <table:table-cell table:number-columns-repeated="7"/>
        </table:table-row>
        <table:table-row table:style-name="ro1">
          <table:table-cell office:value-type="float" office:value="1069256" calcext:value-type="float">
            <text:p>1.07E+006</text:p>
          </table:table-cell>
          <table:table-cell table:number-columns-repeated="7"/>
        </table:table-row>
        <table:table-row table:style-name="ro1">
          <table:table-cell office:value-type="float" office:value="17207930" calcext:value-type="float">
            <text:p>1.72E+007</text:p>
          </table:table-cell>
          <table:table-cell office:value-type="string" calcext:value-type="string">
            <text:p>(1.75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1.78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87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10.99152" calcext:value-type="float">
            <text:p>1.10E+001</text:p>
          </table:table-cell>
          <table:table-cell office:value-type="string" calcext:value-type="string">
            <text:p>(7.65m)</text:p>
          </table:table-cell>
          <table:table-cell table:number-columns-repeated="6"/>
        </table:table-row>
        <table:table-row table:style-name="ro1">
          <table:table-cell office:value-type="float" office:value="92.42151" calcext:value-type="float">
            <text:p>9.24E+001</text:p>
          </table:table-cell>
          <table:table-cell office:value-type="string" calcext:value-type="string">
            <text:p>(13.52m)</text:p>
          </table:table-cell>
          <table:table-cell table:number-columns-repeated="6"/>
        </table:table-row>
        <table:table-row table:style-name="ro1">
          <table:table-cell office:value-type="float" office:value="866.4688" calcext:value-type="float">
            <text:p>8.66E+002</text:p>
          </table:table-cell>
          <table:table-cell office:value-type="string" calcext:value-type="string">
            <text:p>(16.27m)</text:p>
          </table:table-cell>
          <table:table-cell table:number-columns-repeated="6"/>
        </table:table-row>
        <table:table-row table:style-name="ro1">
          <table:table-cell office:value-type="float" office:value="9685.033" calcext:value-type="float">
            <text:p>9.69E+003</text:p>
          </table:table-cell>
          <table:table-cell office:value-type="string" calcext:value-type="string">
            <text:p>(20.05m)</text:p>
          </table:table-cell>
          <table:table-cell table:number-columns-repeated="6"/>
        </table:table-row>
        <table:table-row table:style-name="ro1">
          <table:table-cell office:value-type="float" office:value="129305.2" calcext:value-type="float">
            <text:p>1.29E+005</text:p>
          </table:table-cell>
          <table:table-cell office:value-type="string" calcext:value-type="string">
            <text:p>(15.93m)</text:p>
          </table:table-cell>
          <table:table-cell table:number-columns-repeated="6"/>
        </table:table-row>
        <table:table-row table:style-name="ro1">
          <table:table-cell office:value-type="float" office:value="1826704" calcext:value-type="float">
            <text:p>1.83E+006</text:p>
          </table:table-cell>
          <table:table-cell office:value-type="string" calcext:value-type="string">
            <text:p>(16.16m)</text:p>
          </table:table-cell>
          <table:table-cell table:number-columns-repeated="6"/>
        </table:table-row>
        <table:table-row table:style-name="ro1">
          <table:table-cell office:value-type="float" office:value="32068490" calcext:value-type="float">
            <text:p>3.21E+007</text:p>
          </table:table-cell>
          <table:table-cell office:value-type="string" calcext:value-type="string">
            <text:p>(22.95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676485" calcext:value-type="float">
            <text:p>8.68E+000</text:p>
          </table:table-cell>
          <table:table-cell table:number-columns-repeated="6"/>
        </table:table-row>
        <table:table-row table:style-name="ro1">
          <table:table-cell office:value-type="float" office:value="74.9594" calcext:value-type="float">
            <text:p>7.50E+001</text:p>
          </table:table-cell>
          <table:table-cell table:number-columns-repeated="7"/>
        </table:table-row>
        <table:table-row table:style-name="ro1">
          <table:table-cell office:value-type="float" office:value="720.7621" calcext:value-type="float">
            <text:p>7.21E+002</text:p>
          </table:table-cell>
          <table:table-cell table:number-columns-repeated="7"/>
        </table:table-row>
        <table:table-row table:style-name="ro1">
          <table:table-cell office:value-type="float" office:value="8374.343" calcext:value-type="float">
            <text:p>8.37E+003</text:p>
          </table:table-cell>
          <table:table-cell table:number-columns-repeated="7"/>
        </table:table-row>
        <table:table-row table:style-name="ro1">
          <table:table-cell office:value-type="float" office:value="101313.8" calcext:value-type="float">
            <text:p>1.01E+005</text:p>
          </table:table-cell>
          <table:table-cell table:number-columns-repeated="7"/>
        </table:table-row>
        <table:table-row table:style-name="ro1">
          <table:table-cell office:value-type="float" office:value="1126400" calcext:value-type="float">
            <text:p>1.13E+006</text:p>
          </table:table-cell>
          <table:table-cell table:number-columns-repeated="7"/>
        </table:table-row>
        <table:table-row table:style-name="ro1">
          <table:table-cell office:value-type="float" office:value="18447380" calcext:value-type="float">
            <text:p>1.84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7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2s)</text:p>
          </table:table-cell>
          <table:table-cell table:number-columns-repeated="7"/>
        </table:table-row>
        <table:table-row table:style-name="ro1">
          <table:table-cell office:value-type="float" office:value="10.88469" calcext:value-type="float">
            <text:p>1.09E+001</text:p>
          </table:table-cell>
          <table:table-cell office:value-type="string" calcext:value-type="string">
            <text:p>(13.50m)</text:p>
          </table:table-cell>
          <table:table-cell table:number-columns-repeated="6"/>
        </table:table-row>
        <table:table-row table:style-name="ro1">
          <table:table-cell office:value-type="float" office:value="75.21931" calcext:value-type="float">
            <text:p>7.52E+001</text:p>
          </table:table-cell>
          <table:table-cell office:value-type="string" calcext:value-type="string">
            <text:p>(28.47m)</text:p>
          </table:table-cell>
          <table:table-cell table:number-columns-repeated="6"/>
        </table:table-row>
        <table:table-row table:style-name="ro1">
          <table:table-cell office:value-type="float" office:value="672.5993" calcext:value-type="float">
            <text:p>6.73E+002</text:p>
          </table:table-cell>
          <table:table-cell office:value-type="string" calcext:value-type="string">
            <text:p>(37.40m)</text:p>
          </table:table-cell>
          <table:table-cell table:number-columns-repeated="6"/>
        </table:table-row>
        <table:table-row table:style-name="ro1">
          <table:table-cell office:value-type="float" office:value="7388.436" calcext:value-type="float">
            <text:p>7.39E+003</text:p>
          </table:table-cell>
          <table:table-cell office:value-type="string" calcext:value-type="string">
            <text:p>(52.33m)</text:p>
          </table:table-cell>
          <table:table-cell table:number-columns-repeated="6"/>
        </table:table-row>
        <table:table-row table:style-name="ro1">
          <table:table-cell office:value-type="float" office:value="96220.59" calcext:value-type="float">
            <text:p>9.62E+004</text:p>
          </table:table-cell>
          <table:table-cell office:value-type="string" calcext:value-type="string">
            <text:p>(56.04m)</text:p>
          </table:table-cell>
          <table:table-cell table:number-columns-repeated="6"/>
        </table:table-row>
        <table:table-row table:style-name="ro1">
          <table:table-cell office:value-type="float" office:value="1106727" calcext:value-type="float">
            <text:p>1.11E+006</text:p>
          </table:table-cell>
          <table:table-cell office:value-type="string" calcext:value-type="string">
            <text:p>(85.61m)</text:p>
          </table:table-cell>
          <table:table-cell table:number-columns-repeated="6"/>
        </table:table-row>
        <table:table-row table:style-name="ro1">
          <table:table-cell office:value-type="float" office:value="23467590" calcext:value-type="float">
            <text:p>2.35E+007</text:p>
          </table:table-cell>
          <table:table-cell office:value-type="string" calcext:value-type="string">
            <text:p>(115.11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081846" calcext:value-type="float">
            <text:p>8.08E+000</text:p>
          </table:table-cell>
          <table:table-cell table:number-columns-repeated="6"/>
        </table:table-row>
        <table:table-row table:style-name="ro1">
          <table:table-cell office:value-type="float" office:value="68.42167" calcext:value-type="float">
            <text:p>6.84E+001</text:p>
          </table:table-cell>
          <table:table-cell table:number-columns-repeated="7"/>
        </table:table-row>
        <table:table-row table:style-name="ro1">
          <table:table-cell office:value-type="float" office:value="585.1432" calcext:value-type="float">
            <text:p>5.85E+002</text:p>
          </table:table-cell>
          <table:table-cell table:number-columns-repeated="7"/>
        </table:table-row>
        <table:table-row table:style-name="ro1">
          <table:table-cell office:value-type="float" office:value="5010.892" calcext:value-type="float">
            <text:p>5.01E+003</text:p>
          </table:table-cell>
          <table:table-cell table:number-columns-repeated="7"/>
        </table:table-row>
        <table:table-row table:style-name="ro1">
          <table:table-cell office:value-type="float" office:value="56803.93" calcext:value-type="float">
            <text:p>5.68E+004</text:p>
          </table:table-cell>
          <table:table-cell table:number-columns-repeated="7"/>
        </table:table-row>
        <table:table-row table:style-name="ro1">
          <table:table-cell office:value-type="float" office:value="787165.9" calcext:value-type="float">
            <text:p>7.87E+005</text:p>
          </table:table-cell>
          <table:table-cell table:number-columns-repeated="7"/>
        </table:table-row>
        <table:table-row table:style-name="ro1">
          <table:table-cell office:value-type="float" office:value="12990500" calcext:value-type="float">
            <text:p>1.30E+007</text:p>
          </table:table-cell>
          <table:table-cell office:value-type="string" calcext:value-type="string">
            <text:p>(1.7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8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9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0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9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8.622096" calcext:value-type="float">
            <text:p>8.62E+000</text:p>
          </table:table-cell>
          <table:table-cell table:number-columns-repeated="7"/>
        </table:table-row>
        <table:table-row table:style-name="ro1">
          <table:table-cell office:value-type="float" office:value="76.5532" calcext:value-type="float">
            <text:p>7.66E+001</text:p>
          </table:table-cell>
          <table:table-cell table:number-columns-repeated="7"/>
        </table:table-row>
        <table:table-row table:style-name="ro1">
          <table:table-cell office:value-type="float" office:value="756.5462" calcext:value-type="float">
            <text:p>7.57E+002</text:p>
          </table:table-cell>
          <table:table-cell table:number-columns-repeated="7"/>
        </table:table-row>
        <table:table-row table:style-name="ro1">
          <table:table-cell office:value-type="float" office:value="8613.5" calcext:value-type="float">
            <text:p>8.61E+003</text:p>
          </table:table-cell>
          <table:table-cell table:number-columns-repeated="7"/>
        </table:table-row>
        <table:table-row table:style-name="ro1">
          <table:table-cell office:value-type="float" office:value="111634.1" calcext:value-type="float">
            <text:p>1.12E+005</text:p>
          </table:table-cell>
          <table:table-cell table:number-columns-repeated="7"/>
        </table:table-row>
        <table:table-row table:style-name="ro1">
          <table:table-cell office:value-type="float" office:value="1551352" calcext:value-type="float">
            <text:p>1.55E+006</text:p>
          </table:table-cell>
          <table:table-cell table:number-columns-repeated="7"/>
        </table:table-row>
        <table:table-row table:style-name="ro1">
          <table:table-cell office:value-type="float" office:value="28325670" calcext:value-type="float">
            <text:p>2.83E+0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23432" calcext:value-type="float">
            <text:p>8.23E+000</text:p>
          </table:table-cell>
          <table:table-cell table:number-columns-repeated="6"/>
        </table:table-row>
        <table:table-row table:style-name="ro1">
          <table:table-cell office:value-type="float" office:value="67.12947" calcext:value-type="float">
            <text:p>6.71E+001</text:p>
          </table:table-cell>
          <table:table-cell table:number-columns-repeated="7"/>
        </table:table-row>
        <table:table-row table:style-name="ro1">
          <table:table-cell office:value-type="float" office:value="588.9761" calcext:value-type="float">
            <text:p>5.89E+002</text:p>
          </table:table-cell>
          <table:table-cell table:number-columns-repeated="7"/>
        </table:table-row>
        <table:table-row table:style-name="ro1">
          <table:table-cell office:value-type="float" office:value="5852.35" calcext:value-type="float">
            <text:p>5.85E+003</text:p>
          </table:table-cell>
          <table:table-cell table:number-columns-repeated="7"/>
        </table:table-row>
        <table:table-row table:style-name="ro1">
          <table:table-cell office:value-type="float" office:value="63932.49" calcext:value-type="float">
            <text:p>6.39E+004</text:p>
          </table:table-cell>
          <table:table-cell table:number-columns-repeated="7"/>
        </table:table-row>
        <table:table-row table:style-name="ro1">
          <table:table-cell office:value-type="float" office:value="667026.1" calcext:value-type="float">
            <text:p>6.67E+005</text:p>
          </table:table-cell>
          <table:table-cell table:number-columns-repeated="7"/>
        </table:table-row>
        <table:table-row table:style-name="ro1">
          <table:table-cell office:value-type="float" office:value="10787880" calcext:value-type="float">
            <text:p>1.08E+007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99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6.62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2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6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7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52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7.1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5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office:value-type="float" office:value="8.165422" calcext:value-type="float">
            <text:p>8.17E+000</text:p>
          </table:table-cell>
          <table:table-cell office:value-type="string" calcext:value-type="string">
            <text:p>(21.52m)</text:p>
          </table:table-cell>
          <table:table-cell table:number-columns-repeated="6"/>
        </table:table-row>
        <table:table-row table:style-name="ro1">
          <table:table-cell office:value-type="float" office:value="73.37062" calcext:value-type="float">
            <text:p>7.34E+001</text:p>
          </table:table-cell>
          <table:table-cell office:value-type="string" calcext:value-type="string">
            <text:p>(29.56m)</text:p>
          </table:table-cell>
          <table:table-cell table:number-columns-repeated="6"/>
        </table:table-row>
        <table:table-row table:style-name="ro1">
          <table:table-cell office:value-type="float" office:value="732.3117" calcext:value-type="float">
            <text:p>7.32E+002</text:p>
          </table:table-cell>
          <table:table-cell office:value-type="string" calcext:value-type="string">
            <text:p>(30.40m)</text:p>
          </table:table-cell>
          <table:table-cell table:number-columns-repeated="6"/>
        </table:table-row>
        <table:table-row table:style-name="ro1">
          <table:table-cell office:value-type="float" office:value="8421.103" calcext:value-type="float">
            <text:p>8.42E+003</text:p>
          </table:table-cell>
          <table:table-cell office:value-type="string" calcext:value-type="string">
            <text:p>(29.38m)</text:p>
          </table:table-cell>
          <table:table-cell table:number-columns-repeated="6"/>
        </table:table-row>
        <table:table-row table:style-name="ro1">
          <table:table-cell office:value-type="float" office:value="109747.3" calcext:value-type="float">
            <text:p>1.10E+005</text:p>
          </table:table-cell>
          <table:table-cell office:value-type="string" calcext:value-type="string">
            <text:p>(38.55m)</text:p>
          </table:table-cell>
          <table:table-cell table:number-columns-repeated="6"/>
        </table:table-row>
        <table:table-row table:style-name="ro1">
          <table:table-cell office:value-type="float" office:value="1576659" calcext:value-type="float">
            <text:p>1.58E+006</text:p>
          </table:table-cell>
          <table:table-cell office:value-type="string" calcext:value-type="string">
            <text:p>(40.72m)</text:p>
          </table:table-cell>
          <table:table-cell table:number-columns-repeated="6"/>
        </table:table-row>
        <table:table-row table:style-name="ro1">
          <table:table-cell office:value-type="float" office:value="27496140" calcext:value-type="float">
            <text:p>2.75E+007</text:p>
          </table:table-cell>
          <table:table-cell office:value-type="string" calcext:value-type="string">
            <text:p>(49.43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6</text:p>
          </table:table-cell>
          <table:table-cell table:number-columns-repeated="7"/>
        </table:table-row>
        <table:table-row table:style-name="ro1">
          <table:table-cell office:value-type="float" office:value="8.339773" calcext:value-type="float">
            <text:p>8.34E+000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0.90983" calcext:value-type="float">
            <text:p>7.09E+001</text:p>
          </table:table-cell>
          <table:table-cell office:value-type="string" calcext:value-type="string">
            <text:p>(1.28s)</text:p>
          </table:table-cell>
          <table:table-cell table:number-columns-repeated="6"/>
        </table:table-row>
        <table:table-row table:style-name="ro1">
          <table:table-cell office:value-type="float" office:value="633.5617" calcext:value-type="float">
            <text:p>6.34E+002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7166.289" calcext:value-type="float">
            <text:p>7.17E+003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87116.48" calcext:value-type="float">
            <text:p>8.71E+004</text:p>
          </table:table-cell>
          <table:table-cell office:value-type="string" calcext:value-type="string">
            <text:p>(1.35s)</text:p>
          </table:table-cell>
          <table:table-cell table:number-columns-repeated="6"/>
        </table:table-row>
        <table:table-row table:style-name="ro1">
          <table:table-cell office:value-type="float" office:value="1094029" calcext:value-type="float">
            <text:p>1.09E+006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15683310" calcext:value-type="float">
            <text:p>1.57E+007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7</text:p>
          </table:table-cell>
          <table:table-cell table:number-columns-repeated="7"/>
        </table:table-row>
        <table:table-row table:style-name="ro1">
          <table:table-cell office:value-type="float" office:value="8.665153" calcext:value-type="float">
            <text:p>8.67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73.76198" calcext:value-type="float">
            <text:p>7.38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680.1568" calcext:value-type="float">
            <text:p>6.80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7683.882" calcext:value-type="float">
            <text:p>7.68E+003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4880.79" calcext:value-type="float">
            <text:p>9.49E+004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1011440" calcext:value-type="float">
            <text:p>1.01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15331420" calcext:value-type="float">
            <text:p>1.53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8</text:p>
          </table:table-cell>
          <table:table-cell table:number-columns-repeated="7"/>
        </table:table-row>
        <table:table-row table:style-name="ro1">
          <table:table-cell office:value-type="float" office:value="8.070813" calcext:value-type="float">
            <text:p>8.07E+000</text:p>
          </table:table-cell>
          <table:table-cell office:value-type="string" calcext:value-type="string">
            <text:p>(1.33s)</text:p>
          </table:table-cell>
          <table:table-cell table:number-columns-repeated="6"/>
        </table:table-row>
        <table:table-row table:style-name="ro1">
          <table:table-cell office:value-type="float" office:value="68.06646" calcext:value-type="float">
            <text:p>6.81E+001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548.9519" calcext:value-type="float">
            <text:p>5.49E+002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4748.502" calcext:value-type="float">
            <text:p>4.75E+003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46338.19" calcext:value-type="float">
            <text:p>4.63E+004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574824.9" calcext:value-type="float">
            <text:p>5.75E+005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9495123" calcext:value-type="float">
            <text:p>9.50E+006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9</text:p>
          </table:table-cell>
          <table:table-cell table:number-columns-repeated="7"/>
        </table:table-row>
        <table:table-row table:style-name="ro1">
          <table:table-cell office:value-type="float" office:value="8.065763" calcext:value-type="float">
            <text:p>8.07E+000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office:value-type="float" office:value="67.85035" calcext:value-type="float">
            <text:p>6.79E+001</text:p>
          </table:table-cell>
          <table:table-cell office:value-type="string" calcext:value-type="string">
            <text:p>(1.74s)</text:p>
          </table:table-cell>
          <table:table-cell table:number-columns-repeated="6"/>
        </table:table-row>
        <table:table-row table:style-name="ro1">
          <table:table-cell office:value-type="float" office:value="565.4998" calcext:value-type="float">
            <text:p>5.65E+002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5585.894" calcext:value-type="float">
            <text:p>5.59E+003</text:p>
          </table:table-cell>
          <table:table-cell office:value-type="string" calcext:value-type="string">
            <text:p>(1.82s)</text:p>
          </table:table-cell>
          <table:table-cell table:number-columns-repeated="6"/>
        </table:table-row>
        <table:table-row table:style-name="ro1">
          <table:table-cell office:value-type="float" office:value="59336.84" calcext:value-type="float">
            <text:p>5.93E+004</text:p>
          </table:table-cell>
          <table:table-cell office:value-type="string" calcext:value-type="string">
            <text:p>(1.85s)</text:p>
          </table:table-cell>
          <table:table-cell table:number-columns-repeated="6"/>
        </table:table-row>
        <table:table-row table:style-name="ro1">
          <table:table-cell office:value-type="float" office:value="658537" calcext:value-type="float">
            <text:p>6.59E+005</text:p>
          </table:table-cell>
          <table:table-cell office:value-type="string" calcext:value-type="string">
            <text:p>(1.84s)</text:p>
          </table:table-cell>
          <table:table-cell table:number-columns-repeated="6"/>
        </table:table-row>
        <table:table-row table:style-name="ro1">
          <table:table-cell office:value-type="float" office:value="10026070" calcext:value-type="float">
            <text:p>1.00E+007</text:p>
          </table:table-cell>
          <table:table-cell office:value-type="string" calcext:value-type="string">
            <text:p>(1.93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office:value-type="float" office:value="8.335931" calcext:value-type="float">
            <text:p>8.34E+000</text:p>
          </table:table-cell>
          <table:table-cell table:number-columns-repeated="7"/>
        </table:table-row>
        <table:table-row table:style-name="ro1">
          <table:table-cell office:value-type="float" office:value="73.96142" calcext:value-type="float">
            <text:p>7.40E+001</text:p>
          </table:table-cell>
          <table:table-cell table:number-columns-repeated="7"/>
        </table:table-row>
        <table:table-row table:style-name="ro1">
          <table:table-cell office:value-type="float" office:value="727.3866" calcext:value-type="float">
            <text:p>7.27E+002</text:p>
          </table:table-cell>
          <table:table-cell table:number-columns-repeated="7"/>
        </table:table-row>
        <table:table-row table:style-name="ro1">
          <table:table-cell office:value-type="float" office:value="8453.112" calcext:value-type="float">
            <text:p>8.45E+003</text:p>
          </table:table-cell>
          <table:table-cell table:number-columns-repeated="7"/>
        </table:table-row>
        <table:table-row table:style-name="ro1">
          <table:table-cell office:value-type="float" office:value="111438.2" calcext:value-type="float">
            <text:p>1.11E+005</text:p>
          </table:table-cell>
          <table:table-cell table:number-columns-repeated="7"/>
        </table:table-row>
        <table:table-row table:style-name="ro1">
          <table:table-cell office:value-type="float" office:value="1484532" calcext:value-type="float">
            <text:p>1.48E+006</text:p>
          </table:table-cell>
          <table:table-cell table:number-columns-repeated="7"/>
        </table:table-row>
        <table:table-row table:style-name="ro1">
          <table:table-cell office:value-type="float" office:value="28047170" calcext:value-type="float">
            <text:p>2.80E+007</text:p>
          </table:table-cell>
          <table:table-cell office:value-type="string" calcext:value-type="string">
            <text:p>(15.04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27.4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2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4.9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8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9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6.11m)</text:p>
          </table:table-cell>
          <table:table-cell table:number-columns-repeated="7"/>
        </table:table-row>
        <table:table-row table:style-name="ro1">
          <table:table-cell office:value-type="float" office:value="8.659994" calcext:value-type="float">
            <text:p>8.66E+000</text:p>
          </table:table-cell>
          <table:table-cell table:number-columns-repeated="7"/>
        </table:table-row>
        <table:table-row table:style-name="ro1">
          <table:table-cell office:value-type="float" office:value="76.89421" calcext:value-type="float">
            <text:p>7.69E+001</text:p>
          </table:table-cell>
          <table:table-cell table:number-columns-repeated="7"/>
        </table:table-row>
        <table:table-row table:style-name="ro1">
          <table:table-cell office:value-type="float" office:value="762.6003" calcext:value-type="float">
            <text:p>7.63E+002</text:p>
          </table:table-cell>
          <table:table-cell table:number-columns-repeated="7"/>
        </table:table-row>
        <table:table-row table:style-name="ro1">
          <table:table-cell office:value-type="float" office:value="8907.564" calcext:value-type="float">
            <text:p>8.91E+003</text:p>
          </table:table-cell>
          <table:table-cell table:number-columns-repeated="7"/>
        </table:table-row>
        <table:table-row table:style-name="ro1">
          <table:table-cell office:value-type="float" office:value="115627.3" calcext:value-type="float">
            <text:p>1.16E+005</text:p>
          </table:table-cell>
          <table:table-cell table:number-columns-repeated="7"/>
        </table:table-row>
        <table:table-row table:style-name="ro1">
          <table:table-cell office:value-type="float" office:value="1653699" calcext:value-type="float">
            <text:p>1.65E+006</text:p>
          </table:table-cell>
          <table:table-cell table:number-columns-repeated="7"/>
        </table:table-row>
        <table:table-row table:style-name="ro1">
          <table:table-cell office:value-type="float" office:value="29439700" calcext:value-type="float">
            <text:p>2.94E+007</text:p>
          </table:table-cell>
          <table:table-cell office:value-type="string" calcext:value-type="string">
            <text:p>(25.32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33.9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5.6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0.54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4.3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3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29m)</text:p>
          </table:table-cell>
          <table:table-cell table:number-columns-repeated="7"/>
        </table:table-row>
        <table:table-row table:style-name="ro1">
          <table:table-cell office:value-type="float" office:value="8.05886" calcext:value-type="float">
            <text:p>8.06E+000</text:p>
          </table:table-cell>
          <table:table-cell office:value-type="string" calcext:value-type="string">
            <text:p>(7.15m)</text:p>
          </table:table-cell>
          <table:table-cell table:number-columns-repeated="6"/>
        </table:table-row>
        <table:table-row table:style-name="ro1">
          <table:table-cell office:value-type="float" office:value="70.21008" calcext:value-type="float">
            <text:p>7.02E+001</text:p>
          </table:table-cell>
          <table:table-cell office:value-type="string" calcext:value-type="string">
            <text:p>(19.32m)</text:p>
          </table:table-cell>
          <table:table-cell table:number-columns-repeated="6"/>
        </table:table-row>
        <table:table-row table:style-name="ro1">
          <table:table-cell office:value-type="float" office:value="686.2165" calcext:value-type="float">
            <text:p>6.86E+002</text:p>
          </table:table-cell>
          <table:table-cell office:value-type="string" calcext:value-type="string">
            <text:p>(27.23m)</text:p>
          </table:table-cell>
          <table:table-cell table:number-columns-repeated="6"/>
        </table:table-row>
        <table:table-row table:style-name="ro1">
          <table:table-cell office:value-type="float" office:value="7782.572" calcext:value-type="float">
            <text:p>7.78E+003</text:p>
          </table:table-cell>
          <table:table-cell office:value-type="string" calcext:value-type="string">
            <text:p>(38.25m)</text:p>
          </table:table-cell>
          <table:table-cell table:number-columns-repeated="6"/>
        </table:table-row>
        <table:table-row table:style-name="ro1">
          <table:table-cell office:value-type="float" office:value="98485.3" calcext:value-type="float">
            <text:p>9.85E+004</text:p>
          </table:table-cell>
          <table:table-cell office:value-type="string" calcext:value-type="string">
            <text:p>(56.00m)</text:p>
          </table:table-cell>
          <table:table-cell table:number-columns-repeated="6"/>
        </table:table-row>
        <table:table-row table:style-name="ro1">
          <table:table-cell office:value-type="float" office:value="1318850" calcext:value-type="float">
            <text:p>1.32E+006</text:p>
          </table:table-cell>
          <table:table-cell office:value-type="string" calcext:value-type="string">
            <text:p>(57.39m)</text:p>
          </table:table-cell>
          <table:table-cell table:number-columns-repeated="6"/>
        </table:table-row>
        <table:table-row table:style-name="ro1">
          <table:table-cell office:value-type="float" office:value="24612030" calcext:value-type="float">
            <text:p>2.46E+007</text:p>
          </table:table-cell>
          <table:table-cell office:value-type="string" calcext:value-type="string">
            <text:p>(77.00m)</text:p>
          </table:table-cell>
          <table:table-cell table:number-columns-repeated="6"/>
        </table:table-row>
        <table:table-row table:style-name="ro1">
          <table:table-cell office:value-type="float" office:value="8.252136" calcext:value-type="float">
            <text:p>8.25E+000</text:p>
          </table:table-cell>
          <table:table-cell table:number-columns-repeated="7"/>
        </table:table-row>
        <table:table-row table:style-name="ro1">
          <table:table-cell office:value-type="float" office:value="71.08843" calcext:value-type="float">
            <text:p>7.11E+001</text:p>
          </table:table-cell>
          <table:table-cell table:number-columns-repeated="7"/>
        </table:table-row>
        <table:table-row table:style-name="ro1">
          <table:table-cell office:value-type="float" office:value="693.0176" calcext:value-type="float">
            <text:p>6.93E+002</text:p>
          </table:table-cell>
          <table:table-cell table:number-columns-repeated="7"/>
        </table:table-row>
        <table:table-row table:style-name="ro1">
          <table:table-cell office:value-type="float" office:value="7684.327" calcext:value-type="float">
            <text:p>7.68E+003</text:p>
          </table:table-cell>
          <table:table-cell table:number-columns-repeated="7"/>
        </table:table-row>
        <table:table-row table:style-name="ro1">
          <table:table-cell office:value-type="float" office:value="101734.2" calcext:value-type="float">
            <text:p>1.02E+005</text:p>
          </table:table-cell>
          <table:table-cell table:number-columns-repeated="7"/>
        </table:table-row>
        <table:table-row table:style-name="ro1">
          <table:table-cell office:value-type="float" office:value="1519268" calcext:value-type="float">
            <text:p>1.52E+006</text:p>
          </table:table-cell>
          <table:table-cell table:number-columns-repeated="7"/>
        </table:table-row>
        <table:table-row table:style-name="ro1">
          <table:table-cell office:value-type="float" office:value="25831690" calcext:value-type="float">
            <text:p>2.58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3.9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9.7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4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1.6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3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5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7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9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6.294468" calcext:value-type="float">
            <text:p>6.29E+000</text:p>
          </table:table-cell>
          <table:table-cell table:number-columns-repeated="6"/>
        </table:table-row>
        <table:table-row table:style-name="ro1">
          <table:table-cell office:value-type="float" office:value="54.94206" calcext:value-type="float">
            <text:p>5.49E+001</text:p>
          </table:table-cell>
          <table:table-cell table:number-columns-repeated="7"/>
        </table:table-row>
        <table:table-row table:style-name="ro1">
          <table:table-cell office:value-type="float" office:value="470.002" calcext:value-type="float">
            <text:p>4.70E+002</text:p>
          </table:table-cell>
          <table:table-cell table:number-columns-repeated="7"/>
        </table:table-row>
        <table:table-row table:style-name="ro1">
          <table:table-cell office:value-type="float" office:value="4992.548" calcext:value-type="float">
            <text:p>4.99E+003</text:p>
          </table:table-cell>
          <table:table-cell table:number-columns-repeated="7"/>
        </table:table-row>
        <table:table-row table:style-name="ro1">
          <table:table-cell office:value-type="float" office:value="65464.1" calcext:value-type="float">
            <text:p>6.55E+004</text:p>
          </table:table-cell>
          <table:table-cell table:number-columns-repeated="7"/>
        </table:table-row>
        <table:table-row table:style-name="ro1">
          <table:table-cell office:value-type="float" office:value="1050149" calcext:value-type="float">
            <text:p>1.05E+006</text:p>
          </table:table-cell>
          <table:table-cell table:number-columns-repeated="7"/>
        </table:table-row>
        <table:table-row table:style-name="ro1">
          <table:table-cell office:value-type="float" office:value="20276650" calcext:value-type="float">
            <text:p>2.03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1</text:p>
          </table:table-cell>
          <table:table-cell table:number-columns-repeated="7"/>
        </table:table-row>
        <table:table-row table:style-name="ro1">
          <table:table-cell office:value-type="float" office:value="5.836052" calcext:value-type="float">
            <text:p>5.84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51.69631" calcext:value-type="float">
            <text:p>5.17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456.5852" calcext:value-type="float">
            <text:p>4.57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4665.13" calcext:value-type="float">
            <text:p>4.67E+003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56544.59" calcext:value-type="float">
            <text:p>5.65E+004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822287.2" calcext:value-type="float">
            <text:p>8.22E+005</text:p>
          </table:table-cell>
          <table:table-cell office:value-type="string" calcext:value-type="string">
            <text:p>(1.43s)</text:p>
          </table:table-cell>
          <table:table-cell table:number-columns-repeated="6"/>
        </table:table-row>
        <table:table-row table:style-name="ro1">
          <table:table-cell office:value-type="float" office:value="13539750" calcext:value-type="float">
            <text:p>1.35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2</text:p>
          </table:table-cell>
          <table:table-cell table:number-columns-repeated="7"/>
        </table:table-row>
        <table:table-row table:style-name="ro1">
          <table:table-cell office:value-type="float" office:value="10.45158" calcext:value-type="float">
            <text:p>1.05E+001</text:p>
          </table:table-cell>
          <table:table-cell office:value-type="string" calcext:value-type="string">
            <text:p>(0.98s)</text:p>
          </table:table-cell>
          <table:table-cell table:number-columns-repeated="6"/>
        </table:table-row>
        <table:table-row table:style-name="ro1">
          <table:table-cell office:value-type="float" office:value="85.26391" calcext:value-type="float">
            <text:p>8.53E+001</text:p>
          </table:table-cell>
          <table:table-cell office:value-type="string" calcext:value-type="string">
            <text:p>(1.16s)</text:p>
          </table:table-cell>
          <table:table-cell table:number-columns-repeated="6"/>
        </table:table-row>
        <table:table-row table:style-name="ro1">
          <table:table-cell office:value-type="float" office:value="772.9761" calcext:value-type="float">
            <text:p>7.73E+002</text:p>
          </table:table-cell>
          <table:table-cell office:value-type="string" calcext:value-type="string">
            <text:p>(1.17s)</text:p>
          </table:table-cell>
          <table:table-cell table:number-columns-repeated="6"/>
        </table:table-row>
        <table:table-row table:style-name="ro1">
          <table:table-cell office:value-type="float" office:value="8599.778" calcext:value-type="float">
            <text:p>8.60E+003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110433.9" calcext:value-type="float">
            <text:p>1.10E+005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1550014" calcext:value-type="float">
            <text:p>1.55E+006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28241710" calcext:value-type="float">
            <text:p>2.82E+007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3</text:p>
          </table:table-cell>
          <table:table-cell table:number-columns-repeated="7"/>
        </table:table-row>
        <table:table-row table:style-name="ro1">
          <table:table-cell office:value-type="float" office:value="10.84768" calcext:value-type="float">
            <text:p>1.08E+001</text:p>
          </table:table-cell>
          <table:table-cell office:value-type="string" calcext:value-type="string">
            <text:p>(1.06s)</text:p>
          </table:table-cell>
          <table:table-cell table:number-columns-repeated="6"/>
        </table:table-row>
        <table:table-row table:style-name="ro1">
          <table:table-cell office:value-type="float" office:value="73.43757" calcext:value-type="float">
            <text:p>7.34E+001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592.2803" calcext:value-type="float">
            <text:p>5.92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5868.854" calcext:value-type="float">
            <text:p>5.87E+003</text:p>
          </table:table-cell>
          <table:table-cell office:value-type="string" calcext:value-type="string">
            <text:p>(1.25s)</text:p>
          </table:table-cell>
          <table:table-cell table:number-columns-repeated="6"/>
        </table:table-row>
        <table:table-row table:style-name="ro1">
          <table:table-cell office:value-type="float" office:value="70150.66" calcext:value-type="float">
            <text:p>7.02E+004</text:p>
          </table:table-cell>
          <table:table-cell office:value-type="string" calcext:value-type="string">
            <text:p>(1.24s)</text:p>
          </table:table-cell>
          <table:table-cell table:number-columns-repeated="6"/>
        </table:table-row>
        <table:table-row table:style-name="ro1">
          <table:table-cell office:value-type="float" office:value="934136.9" calcext:value-type="float">
            <text:p>9.34E+005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15715960" calcext:value-type="float">
            <text:p>1.57E+007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4</text:p>
          </table:table-cell>
          <table:table-cell table:number-columns-repeated="7"/>
        </table:table-row>
        <table:table-row table:style-name="ro1">
          <table:table-cell office:value-type="float" office:value="8.63879" calcext:value-type="float">
            <text:p>8.64E+000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73.67783" calcext:value-type="float">
            <text:p>7.37E+001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668.3063" calcext:value-type="float">
            <text:p>6.68E+002</text:p>
          </table:table-cell>
          <table:table-cell office:value-type="string" calcext:value-type="string">
            <text:p>(1.30s)</text:p>
          </table:table-cell>
          <table:table-cell table:number-columns-repeated="6"/>
        </table:table-row>
        <table:table-row table:style-name="ro1">
          <table:table-cell office:value-type="float" office:value="7477.385" calcext:value-type="float">
            <text:p>7.48E+003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83586.73" calcext:value-type="float">
            <text:p>8.36E+004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89587.3" calcext:value-type="float">
            <text:p>9.90E+005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15631040" calcext:value-type="float">
            <text:p>1.56E+007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5</text:p>
          </table:table-cell>
          <table:table-cell table:number-columns-repeated="7"/>
        </table:table-row>
        <table:table-row table:style-name="ro1">
          <table:table-cell office:value-type="float" office:value="8.135799" calcext:value-type="float">
            <text:p>8.14E+000</text:p>
          </table:table-cell>
          <table:table-cell office:value-type="string" calcext:value-type="string">
            <text:p>(1.05s)</text:p>
          </table:table-cell>
          <table:table-cell table:number-columns-repeated="6"/>
        </table:table-row>
        <table:table-row table:style-name="ro1">
          <table:table-cell office:value-type="float" office:value="69.80779" calcext:value-type="float">
            <text:p>6.98E+001</text:p>
          </table:table-cell>
          <table:table-cell office:value-type="string" calcext:value-type="string">
            <text:p>(1.15s)</text:p>
          </table:table-cell>
          <table:table-cell table:number-columns-repeated="6"/>
        </table:table-row>
        <table:table-row table:style-name="ro1">
          <table:table-cell office:value-type="float" office:value="637.4582" calcext:value-type="float">
            <text:p>6.37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402.44" calcext:value-type="float">
            <text:p>7.40E+003</text:p>
          </table:table-cell>
          <table:table-cell office:value-type="string" calcext:value-type="string">
            <text:p>(1.34s)</text:p>
          </table:table-cell>
          <table:table-cell table:number-columns-repeated="6"/>
        </table:table-row>
        <table:table-row table:style-name="ro1">
          <table:table-cell office:value-type="float" office:value="94775.11" calcext:value-type="float">
            <text:p>9.48E+004</text:p>
          </table:table-cell>
          <table:table-cell office:value-type="string" calcext:value-type="string">
            <text:p>(1.39s)</text:p>
          </table:table-cell>
          <table:table-cell table:number-columns-repeated="6"/>
        </table:table-row>
        <table:table-row table:style-name="ro1">
          <table:table-cell office:value-type="float" office:value="1085262" calcext:value-type="float">
            <text:p>1.09E+006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17200520" calcext:value-type="float">
            <text:p>1.72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FG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Default" office:value-type="string" calcext:value-type="string">
            <text:p>PROBLE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)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VII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8:09:58.312971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01T16:56:00.155139348</meta:creation-date>
    <dc:date>2018-07-24T19:13:21.587522348</dc:date>
    <dc:creator>joel </dc:creator>
    <meta:editing-duration>PT1H7M54S</meta:editing-duration>
    <meta:editing-cycles>57</meta:editing-cycles>
    <meta:generator>LibreOffice/4.2.8.2$Linux_X86_64 LibreOffice_project/420m0$Build-2</meta:generator>
    <meta:document-statistic meta:table-count="2" meta:cell-count="1065" meta:object-count="0"/>
  </office:meta>
</office:document-meta>
</file>